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2" svg:font-family="Arial2"/>
    <style:font-face style:name="Arial1" svg:font-family="Arial1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FF0000" style:font-name="Arial2" style:font-name-asian="Arial2" style:font-name-complex="Arial2" fo:font-size="10pt" style:font-size-asian="10pt" style:font-size-complex="10pt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3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6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7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2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4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68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9" style:family="table-cell" style:parent-style-name="Default" style:data-style-name="N37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000000" fo:background-color="#FFFFFF"/>
    </style:style>
    <style:style style:name="ce71" style:family="table-cell" style:parent-style-name="Default" style:data-style-name="N0">
      <style:table-cell-properties fo:background-color="#FFFFFF"/>
    </style:style>
    <style:style style:name="ce72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Excel_32_Built-in_32_Comma" style:data-style-name="N39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32_8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77" style:family="table-cell" style:parent-style-name="Normal_32_8" style:data-style-name="N0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78" style:family="table-cell" style:parent-style-name="Normal_32_8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9" style:family="table-cell" style:parent-style-name="Normal_32_8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0" style:family="table-cell" style:parent-style-name="Normal_32_8" style:data-style-name="N0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81" style:family="table-cell" style:parent-style-name="Normal_32_8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ce82" style:family="table-cell" style:parent-style-name="Normal_32_8" style:data-style-name="N4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ce83" style:family="table-cell" style:parent-style-name="Normal_32_8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84" style:family="table-cell" style:parent-style-name="Normal_32_8" style:data-style-name="N22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85" style:family="table-cell" style:parent-style-name="Normal_32_8" style:data-style-name="N2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86" style:family="table-cell" style:parent-style-name="Normal_32_8" style:data-style-name="N2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7" style:family="table-cell" style:parent-style-name="Normal_32_8" style:data-style-name="N21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8" style:family="table-cell" style:parent-style-name="Normal_32_8" style:data-style-name="N4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9" style:family="table-cell" style:parent-style-name="Normal_32_8" style:data-style-name="N0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0" style:family="table-cell" style:parent-style-name="Normal_32_8" style:data-style-name="N2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1" style:family="table-cell" style:parent-style-name="Normal_32_8" style:data-style-name="N4">
      <style:table-cell-properties fo:border-top="none" fo:border-bottom="thin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2" style:family="table-cell" style:parent-style-name="Normal_32_8" style:data-style-name="N4">
      <style:table-cell-properties fo:border-top="thin solid #000000" fo:border-bottom="thin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3" style:family="table-cell" style:parent-style-name="Normal_32_8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94" style:family="table-cell" style:parent-style-name="Normal_32_8" style:data-style-name="N22">
      <style:table-cell-properties style:vertical-align="automatic" fo:background-color="transparent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95" style:family="table-cell" style:parent-style-name="Normal_32_8" style:data-style-name="N22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96" style:family="table-cell" style:parent-style-name="Normal_32_8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7" style:family="table-cell" style:parent-style-name="Normal_32_8" style:data-style-name="N4">
      <style:table-cell-properties style:vertical-align="automatic" fo:background-color="transparent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98" style:family="table-cell" style:parent-style-name="Normal_32_8" style:data-style-name="N4">
      <style:table-cell-properties style:vertical-align="automatic" fo:background-color="transparent"/>
      <style:text-properties style:font-name="Arial Narrow" style:font-name-asian="Arial Narrow" style:font-name-complex="Arial Narrow" fo:font-size="14pt" style:font-size-asian="14pt" style:font-size-complex="14pt" style:font-family-generic="swiss"/>
    </style:style>
    <style:style style:name="ce99" style:family="table-cell" style:parent-style-name="Normal_32_8" style:data-style-name="N3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0" style:family="table-cell" style:parent-style-name="Normal_32_8" style:data-style-name="N4">
      <style:table-cell-properties fo:border-top="none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4pt" style:font-size-asian="14pt" style:font-size-complex="14pt" style:font-family-generic="swiss"/>
    </style:style>
    <style:style style:name="ce101" style:family="table-cell" style:parent-style-name="Default" style:data-style-name="N30"/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9333333333333cm" style:use-optimal-column-width="true"/>
    </style:style>
    <style:style style:name="co13" style:family="table-column">
      <style:table-column-properties fo:break-before="auto" style:column-width="0cm"/>
    </style:style>
    <style:style style:name="co14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steps="1"/>
      </table:calculation-settings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6">
            <text:p>VISACOM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5501" table:number-columns-spanned="2" table:number-rows-spanned="1" table:style-name="ce67">
            <text:p>55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6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8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6">
            <text:p>Seguros y pagos por Anticipado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2-01-15T00:00:00" table:number-columns-spanned="2" table:number-rows-spanned="1" table:style-name="ce69">
            <text:p>15/01/2022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6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68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6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70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71"/>
          <table:covered-table-cell table:number-columns-repeated="10"/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2" table:style-name="ce72">
            <text:p>Código</text:p>
          </table:table-cell>
          <table:table-cell office:value-type="string" table:number-columns-spanned="1" table:number-rows-spanned="2" table:style-name="ce73">
            <text:p>Cuenta</text:p>
          </table:table-cell>
          <table:table-cell office:value-type="string" table:number-columns-spanned="1" table:number-rows-spanned="2" table:style-name="ce73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4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2">
            <text:p>Código</text:p>
          </table:table-cell>
          <table:table-cell office:value-type="string" table:number-columns-spanned="1" table:number-rows-spanned="2" table:style-name="ce73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5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2">
          <table:covered-table-cell/>
          <table:covered-table-cell/>
          <table:covered-table-cell/>
          <table:table-cell office:value-type="date" office:date-value="2021-09-30T00:00:00" table:style-name="ce9">
            <text:p>30-Sep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ec-21</text:p>
          </table:table-cell>
          <table:covered-table-cell/>
          <table:covered-table-cell/>
          <table:table-cell office:value-type="date" office:date-value="2020-12-31T00:00:00" table:style-name="ce9">
            <text:p>31-De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2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office:value-type="string" table:style-name="ce21">
            <text:p>Servicios y otros Pagos Anticipados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office:value-type="string" table:style-name="ce21">
            <text:p>Servicios y otros Pagos Anticipados</text:p>
          </table:table-cell>
          <table:table-cell table:style-name="ce27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9">
            <text:p>1.1.4.1</text:p>
          </table:table-cell>
          <table:table-cell office:value-type="string" table:style-name="ce30">
            <text:p>Seguros</text:p>
          </table:table-cell>
          <table:table-cell office:value-type="string" table:style-name="ce31">
            <text:p>Seguros</text:p>
          </table:table-cell>
          <table:table-cell office:value-type="float" office:value="9252.67" table:style-name="ce25">
            <text:p>9,253</text:p>
          </table:table-cell>
          <table:table-cell table:style-name="ce24"/>
          <table:table-cell table:style-name="ce25"/>
          <table:table-cell office:value-type="float" office:value="9252.67" table:formula="of:=[.D11]+[.E11]-[.F11]" table:style-name="ce26">
            <text:p>9,253</text:p>
          </table:table-cell>
          <table:table-cell office:value-type="string" table:style-name="ce29">
            <text:p>1.1.4.1</text:p>
          </table:table-cell>
          <table:table-cell office:value-type="string" table:style-name="ce30">
            <text:p>Seguros</text:p>
          </table:table-cell>
          <table:table-cell office:value-type="float" office:value="5070" table:style-name="ce25">
            <text:p>5,070</text:p>
          </table:table-cell>
          <table:table-cell office:value-type="float" office:value="4182.67" table:formula="of:=+[.G11]-[.J11]" table:style-name="ce28">
            <text:p>4,183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9">
            <text:p>1.1.4.2</text:p>
          </table:table-cell>
          <table:table-cell office:value-type="string" table:style-name="ce30">
            <text:p>Arriendos Pagados por Anticipado</text:p>
          </table:table-cell>
          <table:table-cell office:value-type="string" table:style-name="ce31">
            <text:p>Seguros</text:p>
          </table:table-cell>
          <table:table-cell office:value-type="float" office:value="7526.4" table:style-name="ce25">
            <text:p>7,526</text:p>
          </table:table-cell>
          <table:table-cell table:style-name="ce24"/>
          <table:table-cell table:style-name="ce25"/>
          <table:table-cell office:value-type="float" office:value="7526.4" table:formula="of:=[.D12]+[.E12]-[.F12]" table:style-name="ce26">
            <text:p>7,526</text:p>
          </table:table-cell>
          <table:table-cell office:value-type="string" table:style-name="ce29">
            <text:p>1.1.4.2</text:p>
          </table:table-cell>
          <table:table-cell office:value-type="string" table:style-name="ce30">
            <text:p>Arriendos Pagados por Anticipado</text:p>
          </table:table-cell>
          <table:table-cell office:value-type="float" office:value="4608" table:style-name="ce25">
            <text:p>4,608</text:p>
          </table:table-cell>
          <table:table-cell office:value-type="float" office:value="2918.3999999999996" table:formula="of:=+[.G12]-[.J12]" table:style-name="ce28">
            <text:p>2,918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32"/>
          <table:table-cell table:number-columns-repeated="2" table:style-name="ce33"/>
          <table:table-cell table:number-columns-repeated="3" table:style-name="ce34"/>
          <table:table-cell table:style-name="ce35"/>
          <table:table-cell table:style-name="ce36"/>
          <table:table-cell table:style-name="ce37"/>
          <table:table-cell table:style-name="ce38"/>
          <table:table-cell table:style-name="ce39"/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40"/>
          <table:table-cell office:value-type="string" table:style-name="ce41">
            <text:p>Total</text:p>
          </table:table-cell>
          <table:table-cell table:style-name="ce41"/>
          <table:table-cell office:value-type="float" office:value="16779.07" table:formula="of:=SUM([.D9:.D13])" table:style-name="ce42">
            <text:p>16,779</text:p>
          </table:table-cell>
          <table:table-cell office:value-type="float" office:value="0" table:formula="of:=SUM([.E9:.E13])" table:style-name="ce42">
            <text:p>0</text:p>
          </table:table-cell>
          <table:table-cell office:value-type="float" office:value="0" table:formula="of:=SUM([.F9:.F13])" table:style-name="ce42">
            <text:p>0</text:p>
          </table:table-cell>
          <table:table-cell office:value-type="float" office:value="16779.07" table:formula="of:=SUM([.G9:.G13])" table:style-name="ce42">
            <text:p>16,779</text:p>
          </table:table-cell>
          <table:table-cell table:number-columns-repeated="2" table:style-name="ce40"/>
          <table:table-cell office:value-type="float" office:value="9678" table:formula="of:=SUM([.J9:.J13])" table:style-name="ce42">
            <text:p>9,678</text:p>
          </table:table-cell>
          <table:table-cell office:value-type="float" office:value="7101.07" table:formula="of:=SUM([.K9:.K13])" table:style-name="ce43">
            <text:p>7,101</text:p>
          </table:table-cell>
          <table:table-cell table:style-name="ce44"/>
          <table:table-cell table:number-columns-repeated="16372" table:style-name="ce45"/>
        </table:table-row>
        <table:table-row table:style-name="ro2">
          <table:table-cell table:number-columns-repeated="12" table:style-name="ce5"/>
          <table:table-cell table:number-columns-repeated="16372" table:style-name="ce1"/>
        </table:table-row>
        <table:table-row table:style-name="ro2">
          <table:table-cell table:style-name="ce5"/>
          <table:table-cell table:number-columns-repeated="2" table:style-name="ce46"/>
          <table:table-cell office:value-type="string" table:style-name="ce47">
            <text:p>Saldo al</text:p>
          </table:table-cell>
          <table:table-cell office:value-type="string" table:style-name="ce48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49">
            <text:p>Nota a los estados financieros:</text:p>
          </table:table-cell>
          <table:table-cell table:style-name="ce49"/>
          <table:table-cell office:value-type="date" office:date-value="2021-12-31T00:00:00" table:style-name="ce50">
            <text:p>31/12/2021</text:p>
          </table:table-cell>
          <table:table-cell office:value-type="date" office:date-value="2020-12-31T00:00:00" table:style-name="ce51">
            <text:p>31/12/2020</text:p>
          </table:table-cell>
          <table:table-cell table:number-columns-repeated="7" table:style-name="ce5"/>
          <table:table-cell table:number-columns-repeated="16372"/>
        </table:table-row>
        <table:table-row table:style-name="ro2">
          <table:table-cell table:style-name="ce5"/>
          <table:table-cell table:number-columns-repeated="2" table:style-name="ce52"/>
          <table:table-cell table:style-name="ce53"/>
          <table:table-cell table:style-name="ce54"/>
          <table:table-cell table:number-columns-repeated="7" table:style-name="ce5"/>
          <table:table-cell table:number-columns-repeated="16372"/>
        </table:table-row>
        <table:table-row table:style-name="ro2">
          <table:table-cell table:style-name="ce5"/>
          <table:table-cell office:value-type="string" table:style-name="ce30">
            <text:p>Seguros</text:p>
          </table:table-cell>
          <table:table-cell table:style-name="ce55"/>
          <table:table-cell office:value-type="float" office:value="9252.67" table:formula="of:=[.G11]" table:style-name="ce56">
            <text:p>9,253</text:p>
          </table:table-cell>
          <table:table-cell office:value-type="float" office:value="5070" table:formula="of:=[.J11]" table:style-name="ce56">
            <text:p>5,070</text:p>
          </table:table-cell>
          <table:table-cell table:number-columns-repeated="7" table:style-name="ce5"/>
          <table:table-cell table:number-columns-repeated="16372"/>
        </table:table-row>
        <table:table-row table:style-name="ro2">
          <table:table-cell table:style-name="ce5"/>
          <table:table-cell office:value-type="string" table:style-name="ce30">
            <text:p>Arriendos Pagados por Anticipado</text:p>
          </table:table-cell>
          <table:table-cell table:style-name="ce55"/>
          <table:table-cell office:value-type="float" office:value="7526.4" table:formula="of:=[.G12]" table:style-name="ce56">
            <text:p>7,526</text:p>
          </table:table-cell>
          <table:table-cell office:value-type="float" office:value="4608" table:formula="of:=[.J12]" table:style-name="ce56">
            <text:p>4,608</text:p>
          </table:table-cell>
          <table:table-cell table:number-columns-repeated="7" table:style-name="ce5"/>
          <table:table-cell table:number-columns-repeated="16372"/>
        </table:table-row>
        <table:table-row table:style-name="ro2">
          <table:table-cell table:style-name="ce5"/>
          <table:table-cell table:number-columns-repeated="2" table:style-name="ce55"/>
          <table:table-cell table:number-columns-repeated="2" table:style-name="ce57"/>
          <table:table-cell table:number-columns-repeated="7" table:style-name="ce5"/>
          <table:table-cell table:number-columns-repeated="16372"/>
        </table:table-row>
        <table:table-row table:style-name="ro2">
          <table:table-cell table:style-name="ce5"/>
          <table:table-cell office:value-type="string" table:style-name="ce58">
            <text:p>Total</text:p>
          </table:table-cell>
          <table:table-cell table:style-name="ce59"/>
          <table:table-cell office:value-type="float" office:value="16779.07" table:formula="of:=+SUM([.D19:.D21])" table:style-name="ce42">
            <text:p>16,779</text:p>
          </table:table-cell>
          <table:table-cell office:value-type="float" office:value="9678" table:formula="of:=+SUM([.E19:.E21])" table:style-name="ce42">
            <text:p>9,678</text:p>
          </table:table-cell>
          <table:table-cell table:number-columns-repeated="7" table:style-name="ce5"/>
          <table:table-cell table:number-columns-repeated="16372"/>
        </table:table-row>
        <table:table-row table:style-name="ro2">
          <table:table-cell table:number-columns-repeated="12" table:style-name="ce5"/>
          <table:table-cell table:number-columns-repeated="16372"/>
        </table:table-row>
        <table:table-row table:style-name="ro2">
          <table:table-cell office:value-type="string" table:style-name="ce60">
            <text:p>Fuente:</text:p>
          </table:table-cell>
          <table:table-cell table:number-columns-repeated="9" table:style-name="ce61"/>
          <table:table-cell table:style-name="ce62"/>
          <table:table-cell table:style-name="ce5"/>
          <table:table-cell table:number-columns-repeated="16372"/>
        </table:table-row>
        <table:table-row table:style-name="ro2">
          <table:table-cell office:value-type="string" table:style-name="ce63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4"/>
          <table:table-cell table:style-name="ce5"/>
          <table:table-cell table:number-columns-repeated="16372"/>
        </table:table-row>
        <table:table-row table:style-name="ro2">
          <table:table-cell office:value-type="string" table:style-name="ce63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4"/>
          <table:table-cell table:style-name="ce5"/>
          <table:table-cell table:number-columns-repeated="16372"/>
        </table:table-row>
        <table:table-row table:style-name="ro2">
          <table:table-cell table:style-name="ce63"/>
          <table:table-cell table:number-columns-repeated="9" table:style-name="ce5"/>
          <table:table-cell table:style-name="ce64"/>
          <table:table-cell table:style-name="ce5"/>
          <table:table-cell table:number-columns-repeated="16372"/>
        </table:table-row>
        <table:table-row table:style-name="ro2">
          <table:table-cell office:value-type="string" table:style-name="ce65">
            <text:p>Trabajo realizado:</text:p>
          </table:table-cell>
          <table:table-cell table:number-columns-repeated="9" table:style-name="ce5"/>
          <table:table-cell table:style-name="ce64"/>
          <table:table-cell table:style-name="ce5"/>
          <table:table-cell table:number-columns-repeated="16372"/>
        </table:table-row>
        <table:table-row table:number-rows-repeated="3" table:style-name="ro2">
          <table:table-cell table:style-name="ce63"/>
          <table:table-cell table:number-columns-repeated="9" table:style-name="ce5"/>
          <table:table-cell table:style-name="ce64"/>
          <table:table-cell table:style-name="ce5"/>
          <table:table-cell table:number-columns-repeated="16372"/>
        </table:table-row>
        <table:table-row table:style-name="ro2">
          <table:table-cell office:value-type="string" table:style-name="ce65">
            <text:p>Conclusiones:</text:p>
          </table:table-cell>
          <table:table-cell table:number-columns-repeated="9" table:style-name="ce5"/>
          <table:table-cell table:style-name="ce64"/>
          <table:table-cell table:style-name="ce5"/>
          <table:table-cell table:number-columns-repeated="16372"/>
        </table:table-row>
        <table:table-row table:number-rows-repeated="3" table:style-name="ro2">
          <table:table-cell table:number-columns-repeated="10" table:style-name="ce5"/>
          <table:table-cell table:style-name="ce64"/>
          <table:table-cell table:style-name="ce5"/>
          <table:table-cell table:number-columns-repeated="16372"/>
        </table:table-row>
        <table:table-row table:number-rows-repeated="4" table:style-name="ro2">
          <table:table-cell table:number-columns-repeated="12" table:style-name="ce5"/>
          <table:table-cell table:number-columns-repeated="16372"/>
        </table:table-row>
        <table:table-row table:number-rows-repeated="1048537" table:style-name="ro5">
          <table:table-cell table:number-columns-repeated="16384"/>
        </table:table-row>
      </table:table>
      <table:table table:name="Seguros" table:style-name="ta2"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2" table:default-cell-style-name="ce1"/>
        <table:table-column table:style-name="co13" table:number-columns-repeated="11" table:default-cell-style-name="ce1" table:visibility="collapse"/>
        <table:table-column table:style-name="co10" table:default-cell-style-name="ce1"/>
        <table:table-column table:style-name="co14" table:number-columns-repeated="9" table:default-cell-style-name="ce1"/>
        <table:table-column table:style-name="co10" table:number-columns-repeated="228" table:default-cell-style-name="ce1"/>
        <table:table-row table:style-name="ro6">
          <table:table-cell office:value-type="string" table:style-name="ce76">
            <text:p>VISACOM S.A.</text:p>
          </table:table-cell>
          <table:table-cell table:style-name="ce77"/>
          <table:table-cell table:number-columns-repeated="31" table:style-name="ce78"/>
          <table:table-cell table:number-columns-repeated="16351" table:style-name="ce1"/>
        </table:table-row>
        <table:table-row table:style-name="ro6">
          <table:table-cell office:value-type="string" table:style-name="ce76">
            <text:p>POLIZAS DE SEGUROS 2020-2021</text:p>
          </table:table-cell>
          <table:table-cell table:style-name="ce77"/>
          <table:table-cell table:number-columns-repeated="31" table:style-name="ce78"/>
          <table:table-cell table:number-columns-repeated="16351" table:style-name="ce1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76">
            <text:p>LIBERTY ECUADOR</text:p>
          </table:table-cell>
          <table:table-cell table:style-name="ce77"/>
          <table:table-cell table:number-columns-repeated="31" table:style-name="ce78"/>
          <table:table-cell table:number-columns-repeated="16351" table:style-name="ce1"/>
        </table:table-row>
        <table:table-row table:style-name="ro2">
          <table:table-cell table:number-columns-repeated="5" table:style-name="ce78"/>
          <table:table-cell office:value-type="string" table:style-name="ce79">
            <text:p>Monto</text:p>
          </table:table-cell>
          <table:table-cell table:style-name="ce78"/>
          <table:table-cell office:value-type="string" table:style-name="ce76">
            <text:p>amortizacion 2020:</text:p>
          </table:table-cell>
          <table:table-cell table:number-columns-repeated="25" table:style-name="ce78"/>
          <table:table-cell table:number-columns-repeated="16351" table:style-name="ce1"/>
        </table:table-row>
        <table:table-row table:style-name="ro6">
          <table:table-cell office:value-type="string" table:style-name="ce78">
            <text:p>Poliza</text:p>
          </table:table-cell>
          <table:table-cell office:value-type="string" table:style-name="ce80">
            <text:p>fc</text:p>
          </table:table-cell>
          <table:table-cell office:value-type="string" table:style-name="ce78">
            <text:p>vigencia:</text:p>
          </table:table-cell>
          <table:table-cell table:number-columns-repeated="2" table:style-name="ce78"/>
          <table:table-cell office:value-type="string" table:style-name="ce81">
            <text:p>Asegurado</text:p>
          </table:table-cell>
          <table:table-cell office:value-type="string" table:style-name="ce82">
            <text:p>Prima</text:p>
          </table:table-cell>
          <table:table-cell office:value-type="string" table:style-name="ce83">
            <text:p>ene</text:p>
          </table:table-cell>
          <table:table-cell office:value-type="string" table:style-name="ce83">
            <text:p>feb</text:p>
          </table:table-cell>
          <table:table-cell office:value-type="string" table:style-name="ce83">
            <text:p>mar</text:p>
          </table:table-cell>
          <table:table-cell office:value-type="string" table:style-name="ce83">
            <text:p>abr</text:p>
          </table:table-cell>
          <table:table-cell office:value-type="string" table:style-name="ce83">
            <text:p>may</text:p>
          </table:table-cell>
          <table:table-cell office:value-type="string" table:style-name="ce83">
            <text:p>jun</text:p>
          </table:table-cell>
          <table:table-cell office:value-type="string" table:style-name="ce83">
            <text:p>jul</text:p>
          </table:table-cell>
          <table:table-cell office:value-type="string" table:style-name="ce83">
            <text:p>ago</text:p>
          </table:table-cell>
          <table:table-cell office:value-type="string" table:style-name="ce83">
            <text:p>sep</text:p>
          </table:table-cell>
          <table:table-cell office:value-type="string" table:style-name="ce83">
            <text:p>oct</text:p>
          </table:table-cell>
          <table:table-cell office:value-type="string" table:style-name="ce83">
            <text:p>nov</text:p>
          </table:table-cell>
          <table:table-cell office:value-type="date" office:date-value="2020-12-01T00:00:00" table:style-name="ce84">
            <text:p>Dec-20</text:p>
          </table:table-cell>
          <table:table-cell office:value-type="date" office:date-value="2021-01-01T00:00:00" table:style-name="ce85">
            <text:p>Jan-21</text:p>
          </table:table-cell>
          <table:table-cell office:value-type="string" table:style-name="ce83">
            <text:p>feb</text:p>
          </table:table-cell>
          <table:table-cell office:value-type="string" table:style-name="ce83">
            <text:p>mar</text:p>
          </table:table-cell>
          <table:table-cell office:value-type="string" table:style-name="ce83">
            <text:p>abr</text:p>
          </table:table-cell>
          <table:table-cell office:value-type="string" table:style-name="ce83">
            <text:p>may</text:p>
          </table:table-cell>
          <table:table-cell office:value-type="string" table:style-name="ce83">
            <text:p>jun</text:p>
          </table:table-cell>
          <table:table-cell office:value-type="string" table:style-name="ce83">
            <text:p>jul</text:p>
          </table:table-cell>
          <table:table-cell office:value-type="string" table:style-name="ce83">
            <text:p>ago</text:p>
          </table:table-cell>
          <table:table-cell office:value-type="string" table:style-name="ce83">
            <text:p>sep</text:p>
          </table:table-cell>
          <table:table-cell office:value-type="string" table:style-name="ce83">
            <text:p>oct</text:p>
          </table:table-cell>
          <table:table-cell office:value-type="string" table:style-name="ce83">
            <text:p>nov</text:p>
          </table:table-cell>
          <table:table-cell office:value-type="string" table:style-name="ce83">
            <text:p>dic</text:p>
          </table:table-cell>
          <table:table-cell office:value-type="date" office:date-value="2022-01-01T00:00:00" table:style-name="ce86">
            <text:p>Jan-22</text:p>
          </table:table-cell>
          <table:table-cell office:value-type="date" office:date-value="2022-02-01T00:00:00" table:style-name="ce86">
            <text:p>Feb-22</text:p>
          </table:table-cell>
          <table:table-cell office:value-type="string" table:style-name="ce83">
            <text:p>mar</text:p>
          </table:table-cell>
          <table:table-cell office:value-type="string" table:style-name="ce83">
            <text:p>abr</text:p>
          </table:table-cell>
          <table:table-cell table:number-columns-repeated="16349"/>
        </table:table-row>
        <table:table-row table:style-name="ro2">
          <table:table-cell table:number-columns-repeated="2" table:style-name="ce78"/>
          <table:table-cell office:value-type="string" table:style-name="ce87">
            <text:p><text:s/></text:p>
          </table:table-cell>
          <table:table-cell office:value-type="string" table:style-name="ce78">
            <text:p><text:s/></text:p>
          </table:table-cell>
          <table:table-cell office:value-type="string" table:style-name="ce78">
            <text:p><text:s/></text:p>
          </table:table-cell>
          <table:table-cell table:style-name="ce88"/>
          <table:table-cell office:value-type="string" table:style-name="ce88">
            <text:p><text:s/></text:p>
          </table:table-cell>
          <table:table-cell office:value-type="string" table:style-name="ce88">
            <text:p><text:s/></text:p>
          </table:table-cell>
          <table:table-cell table:number-columns-repeated="4" table:style-name="ce88"/>
          <table:table-cell table:number-columns-repeated="21" table:style-name="ce78"/>
          <table:table-cell table:number-columns-repeated="16351" table:style-name="ce1"/>
        </table:table-row>
        <table:table-row table:style-name="ro6">
          <table:table-cell office:value-type="float" office:value="355707" table:style-name="ce78">
            <text:p>355707</text:p>
          </table:table-cell>
          <table:table-cell office:value-type="float" office:value="58512" table:style-name="ce89">
            <text:p>58512</text:p>
          </table:table-cell>
          <table:table-cell office:value-type="string" table:style-name="ce87">
            <text:p>feb 1 2019</text:p>
          </table:table-cell>
          <table:table-cell office:value-type="string" table:style-name="ce78">
            <text:p>feb 1 2020</text:p>
          </table:table-cell>
          <table:table-cell office:value-type="string" table:style-name="ce78">
            <text:p>Chevrolet Van</text:p>
          </table:table-cell>
          <table:table-cell office:value-type="float" office:value="19788" table:style-name="ce88">
            <text:p>19,788.00</text:p>
          </table:table-cell>
          <table:table-cell office:value-type="float" office:value="653.32000000000005" table:style-name="ce88">
            <text:p>653.32</text:p>
          </table:table-cell>
          <table:table-cell office:value-type="float" office:value="54.48" table:style-name="ce88">
            <text:p>54.48</text:p>
          </table:table-cell>
          <table:table-cell table:number-columns-repeated="12" table:style-name="ce88"/>
          <table:table-cell table:number-columns-repeated="13" table:style-name="ce78"/>
          <table:table-cell table:number-columns-repeated="16351" table:style-name="ce1"/>
        </table:table-row>
        <table:table-row table:style-name="ro2">
          <table:table-cell table:number-columns-repeated="2" table:style-name="ce78"/>
          <table:table-cell office:value-type="string" table:style-name="ce87">
            <text:p>feb1 2020</text:p>
          </table:table-cell>
          <table:table-cell office:value-type="string" table:style-name="ce87">
            <text:p>feb1 2021</text:p>
          </table:table-cell>
          <table:table-cell table:style-name="ce78"/>
          <table:table-cell office:value-type="float" office:value="17900" table:style-name="ce88">
            <text:p>17,900.00</text:p>
          </table:table-cell>
          <table:table-cell office:value-type="float" office:value="591.27" table:style-name="ce88">
            <text:p>591.27</text:p>
          </table:table-cell>
          <table:table-cell table:style-name="ce88"/>
          <table:table-cell office:value-type="float" office:value="49.27" table:style-name="ce88">
            <text:p>49.27</text:p>
          </table:table-cell>
          <table:table-cell office:value-type="float" office:value="49.27" table:style-name="ce88">
            <text:p>49.27</text:p>
          </table:table-cell>
          <table:table-cell office:value-type="float" office:value="49.27" table:style-name="ce88">
            <text:p>49.27</text:p>
          </table:table-cell>
          <table:table-cell office:value-type="float" office:value="49.27" table:style-name="ce88">
            <text:p>49.27</text:p>
          </table:table-cell>
          <table:table-cell office:value-type="float" office:value="49.27" table:style-name="ce88">
            <text:p>49.27</text:p>
          </table:table-cell>
          <table:table-cell office:value-type="float" office:value="49.27" table:style-name="ce88">
            <text:p>49.27</text:p>
          </table:table-cell>
          <table:table-cell office:value-type="float" office:value="49.27" table:style-name="ce88">
            <text:p>49.27</text:p>
          </table:table-cell>
          <table:table-cell office:value-type="float" office:value="49.27" table:style-name="ce88">
            <text:p>49.27</text:p>
          </table:table-cell>
          <table:table-cell office:value-type="float" office:value="49.27" table:style-name="ce88">
            <text:p>49.27</text:p>
          </table:table-cell>
          <table:table-cell office:value-type="float" office:value="49.27" table:style-name="ce88">
            <text:p>49.27</text:p>
          </table:table-cell>
          <table:table-cell office:value-type="float" office:value="49.27" table:style-name="ce88">
            <text:p>49.27</text:p>
          </table:table-cell>
          <table:table-cell office:value-type="float" office:value="49.3" table:style-name="ce88">
            <text:p>49.30</text:p>
          </table:table-cell>
          <table:table-cell table:style-name="ce88"/>
          <table:table-cell table:number-columns-repeated="12" table:style-name="ce78"/>
          <table:table-cell table:number-columns-repeated="16351" table:style-name="ce1"/>
        </table:table-row>
        <table:table-row table:style-name="ro2">
          <table:table-cell table:style-name="ce78"/>
          <table:table-cell office:value-type="float" office:value="3229" table:style-name="ce78">
            <text:p>3229</text:p>
          </table:table-cell>
          <table:table-cell office:value-type="string" table:style-name="ce87">
            <text:p>feb1 2021</text:p>
          </table:table-cell>
          <table:table-cell office:value-type="string" table:style-name="ce87">
            <text:p>feb1 2022</text:p>
          </table:table-cell>
          <table:table-cell table:style-name="ce78"/>
          <table:table-cell office:value-type="float" office:value="16110" table:style-name="ce88">
            <text:p>16,110.00</text:p>
          </table:table-cell>
          <table:table-cell office:value-type="float" office:value="532.45000000000005" table:style-name="ce88">
            <text:p>532.45</text:p>
          </table:table-cell>
          <table:table-cell table:number-columns-repeated="13" table:style-name="ce88"/>
          <table:table-cell office:value-type="float" office:value="44.37" table:style-name="ce88">
            <text:p>44.37</text:p>
          </table:table-cell>
          <table:table-cell office:value-type="float" office:value="44.37" table:style-name="ce88">
            <text:p>44.37</text:p>
          </table:table-cell>
          <table:table-cell office:value-type="float" office:value="44.37" table:style-name="ce88">
            <text:p>44.37</text:p>
          </table:table-cell>
          <table:table-cell office:value-type="float" office:value="44.37" table:style-name="ce88">
            <text:p>44.37</text:p>
          </table:table-cell>
          <table:table-cell office:value-type="float" office:value="44.37" table:style-name="ce88">
            <text:p>44.37</text:p>
          </table:table-cell>
          <table:table-cell office:value-type="float" office:value="44.37" table:style-name="ce88">
            <text:p>44.37</text:p>
          </table:table-cell>
          <table:table-cell office:value-type="float" office:value="44.37" table:style-name="ce88">
            <text:p>44.37</text:p>
          </table:table-cell>
          <table:table-cell office:value-type="float" office:value="44.37" table:style-name="ce88">
            <text:p>44.37</text:p>
          </table:table-cell>
          <table:table-cell office:value-type="float" office:value="44.37" table:style-name="ce88">
            <text:p>44.37</text:p>
          </table:table-cell>
          <table:table-cell office:value-type="float" office:value="44.37" table:style-name="ce88">
            <text:p>44.37</text:p>
          </table:table-cell>
          <table:table-cell office:value-type="float" office:value="44.37" table:style-name="ce88">
            <text:p>44.37</text:p>
          </table:table-cell>
          <table:table-cell office:value-type="float" office:value="44.38" table:style-name="ce88">
            <text:p>44.38</text:p>
          </table:table-cell>
          <table:table-cell table:style-name="ce78"/>
          <table:table-cell table:number-columns-repeated="16351" table:style-name="ce1"/>
        </table:table-row>
        <table:table-row table:style-name="ro2">
          <table:table-cell table:number-columns-repeated="5" table:style-name="ce78"/>
          <table:table-cell table:style-name="ce88"/>
          <table:table-cell table:style-name="ce78"/>
          <table:table-cell table:number-columns-repeated="5" table:style-name="ce88"/>
          <table:table-cell table:number-columns-repeated="21" table:style-name="ce78"/>
          <table:table-cell table:number-columns-repeated="16351" table:style-name="ce1"/>
        </table:table-row>
        <table:table-row table:style-name="ro6">
          <table:table-cell table:style-name="ce78"/>
          <table:table-cell office:value-type="float" office:value="58499" table:style-name="ce89">
            <text:p>58499</text:p>
          </table:table-cell>
          <table:table-cell office:value-type="string" table:style-name="ce87">
            <text:p>feb 27 2019</text:p>
          </table:table-cell>
          <table:table-cell office:value-type="string" table:style-name="ce87">
            <text:p>feb 27 2020</text:p>
          </table:table-cell>
          <table:table-cell office:value-type="string" table:style-name="ce78">
            <text:p>Ford Scape</text:p>
          </table:table-cell>
          <table:table-cell office:value-type="float" office:value="43000" table:style-name="ce88">
            <text:p>43,000.00</text:p>
          </table:table-cell>
          <table:table-cell office:value-type="float" office:value="1279.52" table:style-name="ce88">
            <text:p>1,279.52</text:p>
          </table:table-cell>
          <table:table-cell office:value-type="float" office:value="106.62" table:style-name="ce88">
            <text:p>106.62</text:p>
          </table:table-cell>
          <table:table-cell office:value-type="float" office:value="106.7" table:style-name="ce88">
            <text:p>106.70</text:p>
          </table:table-cell>
          <table:table-cell table:number-columns-repeated="12" table:style-name="ce88"/>
          <table:table-cell table:number-columns-repeated="12" table:style-name="ce78"/>
          <table:table-cell table:number-columns-repeated="16351" table:style-name="ce1"/>
        </table:table-row>
        <table:table-row table:style-name="ro6">
          <table:table-cell table:style-name="ce78"/>
          <table:table-cell office:value-type="float" office:value="57975" table:style-name="ce89">
            <text:p>57975</text:p>
          </table:table-cell>
          <table:table-cell office:value-type="string" table:style-name="ce87">
            <text:p>feb 27 2020</text:p>
          </table:table-cell>
          <table:table-cell office:value-type="string" table:style-name="ce87">
            <text:p>feb 27 2021</text:p>
          </table:table-cell>
          <table:table-cell table:style-name="ce78"/>
          <table:table-cell office:value-type="float" office:value="43000" table:style-name="ce88">
            <text:p>43,000.00</text:p>
          </table:table-cell>
          <table:table-cell office:value-type="float" office:value="1279.52" table:style-name="ce88">
            <text:p>1,279.52</text:p>
          </table:table-cell>
          <table:table-cell table:number-columns-repeated="2" table:style-name="ce88"/>
          <table:table-cell office:value-type="float" office:value="106.63" table:style-name="ce88">
            <text:p>106.63</text:p>
          </table:table-cell>
          <table:table-cell office:value-type="float" office:value="106.63" table:style-name="ce88">
            <text:p>106.63</text:p>
          </table:table-cell>
          <table:table-cell office:value-type="float" office:value="106.63" table:style-name="ce88">
            <text:p>106.63</text:p>
          </table:table-cell>
          <table:table-cell office:value-type="float" office:value="106.63" table:style-name="ce88">
            <text:p>106.63</text:p>
          </table:table-cell>
          <table:table-cell office:value-type="float" office:value="106.63" table:style-name="ce88">
            <text:p>106.63</text:p>
          </table:table-cell>
          <table:table-cell office:value-type="float" office:value="106.63" table:style-name="ce88">
            <text:p>106.63</text:p>
          </table:table-cell>
          <table:table-cell office:value-type="float" office:value="106.63" table:style-name="ce88">
            <text:p>106.63</text:p>
          </table:table-cell>
          <table:table-cell office:value-type="float" office:value="106.63" table:style-name="ce88">
            <text:p>106.63</text:p>
          </table:table-cell>
          <table:table-cell office:value-type="float" office:value="106.63" table:style-name="ce88">
            <text:p>106.63</text:p>
          </table:table-cell>
          <table:table-cell office:value-type="float" office:value="106.63" table:style-name="ce88">
            <text:p>106.63</text:p>
          </table:table-cell>
          <table:table-cell office:value-type="float" office:value="106.63" table:style-name="ce88">
            <text:p>106.63</text:p>
          </table:table-cell>
          <table:table-cell office:value-type="float" office:value="106.59" table:style-name="ce88">
            <text:p>106.59</text:p>
          </table:table-cell>
          <table:table-cell table:number-columns-repeated="12" table:style-name="ce78"/>
          <table:table-cell table:number-columns-repeated="16351" table:style-name="ce1"/>
        </table:table-row>
        <table:table-row table:style-name="ro6">
          <table:table-cell table:style-name="ce78"/>
          <table:table-cell office:value-type="float" office:value="3699" table:style-name="ce89">
            <text:p>3699</text:p>
          </table:table-cell>
          <table:table-cell office:value-type="string" table:style-name="ce87">
            <text:p>feb 27 2021</text:p>
          </table:table-cell>
          <table:table-cell office:value-type="string" table:style-name="ce87">
            <text:p>feb 27 2022</text:p>
          </table:table-cell>
          <table:table-cell table:style-name="ce78"/>
          <table:table-cell office:value-type="float" office:value="38700" table:style-name="ce88">
            <text:p>38,700.00</text:p>
          </table:table-cell>
          <table:table-cell office:value-type="float" office:value="1152.06" table:style-name="ce88">
            <text:p>1,152.06</text:p>
          </table:table-cell>
          <table:table-cell table:number-columns-repeated="14" table:style-name="ce88"/>
          <table:table-cell office:value-type="float" office:value="96" table:style-name="ce88">
            <text:p>96.00</text:p>
          </table:table-cell>
          <table:table-cell office:value-type="float" office:value="96" table:style-name="ce88">
            <text:p>96.00</text:p>
          </table:table-cell>
          <table:table-cell office:value-type="float" office:value="96" table:style-name="ce88">
            <text:p>96.00</text:p>
          </table:table-cell>
          <table:table-cell office:value-type="float" office:value="96" table:style-name="ce88">
            <text:p>96.00</text:p>
          </table:table-cell>
          <table:table-cell office:value-type="float" office:value="96" table:style-name="ce88">
            <text:p>96.00</text:p>
          </table:table-cell>
          <table:table-cell office:value-type="float" office:value="96" table:style-name="ce88">
            <text:p>96.00</text:p>
          </table:table-cell>
          <table:table-cell office:value-type="float" office:value="96" table:style-name="ce88">
            <text:p>96.00</text:p>
          </table:table-cell>
          <table:table-cell office:value-type="float" office:value="96" table:style-name="ce88">
            <text:p>96.00</text:p>
          </table:table-cell>
          <table:table-cell office:value-type="float" office:value="96" table:style-name="ce88">
            <text:p>96.00</text:p>
          </table:table-cell>
          <table:table-cell office:value-type="float" office:value="96" table:style-name="ce88">
            <text:p>96.00</text:p>
          </table:table-cell>
          <table:table-cell office:value-type="float" office:value="96" table:style-name="ce88">
            <text:p>96.00</text:p>
          </table:table-cell>
          <table:table-cell office:value-type="float" office:value="96.06" table:style-name="ce88">
            <text:p>96.06</text:p>
          </table:table-cell>
          <table:table-cell table:number-columns-repeated="16351" table:style-name="ce1"/>
        </table:table-row>
        <table:table-row table:style-name="ro2">
          <table:table-cell table:number-columns-repeated="5" table:style-name="ce78"/>
          <table:table-cell table:style-name="ce88"/>
          <table:table-cell table:style-name="ce78"/>
          <table:table-cell table:number-columns-repeated="5" table:style-name="ce88"/>
          <table:table-cell table:number-columns-repeated="21" table:style-name="ce78"/>
          <table:table-cell table:number-columns-repeated="16351" table:style-name="ce1"/>
        </table:table-row>
        <table:table-row table:style-name="ro6">
          <table:table-cell table:style-name="ce78"/>
          <table:table-cell office:value-type="float" office:value="58514" table:style-name="ce89">
            <text:p>58514</text:p>
          </table:table-cell>
          <table:table-cell office:value-type="string" table:style-name="ce87">
            <text:p>feb 1 2019</text:p>
          </table:table-cell>
          <table:table-cell office:value-type="string" table:style-name="ce87">
            <text:p>feb 1 2020</text:p>
          </table:table-cell>
          <table:table-cell office:value-type="string" table:style-name="ce78">
            <text:p>Nissan Xtrail</text:p>
          </table:table-cell>
          <table:table-cell office:value-type="float" office:value="39610" table:style-name="ce88">
            <text:p>39,610.00</text:p>
          </table:table-cell>
          <table:table-cell office:value-type="float" office:value="1146.0899999999999" table:style-name="ce88">
            <text:p>1,146.09</text:p>
          </table:table-cell>
          <table:table-cell office:value-type="float" office:value="95.48" table:style-name="ce88">
            <text:p>95.48</text:p>
          </table:table-cell>
          <table:table-cell table:number-columns-repeated="12" table:style-name="ce88"/>
          <table:table-cell table:number-columns-repeated="13" table:style-name="ce78"/>
          <table:table-cell table:number-columns-repeated="16351" table:style-name="ce1"/>
        </table:table-row>
        <table:table-row table:style-name="ro6">
          <table:table-cell table:style-name="ce78"/>
          <table:table-cell office:value-type="float" office:value="57990" table:style-name="ce89">
            <text:p>57990</text:p>
          </table:table-cell>
          <table:table-cell office:value-type="string" table:style-name="ce87">
            <text:p>feb 1 2020</text:p>
          </table:table-cell>
          <table:table-cell office:value-type="string" table:style-name="ce87">
            <text:p>feb 1 2021</text:p>
          </table:table-cell>
          <table:table-cell table:style-name="ce78"/>
          <table:table-cell office:value-type="float" office:value="35000" table:style-name="ce88">
            <text:p>35,000.00</text:p>
          </table:table-cell>
          <table:table-cell office:value-type="float" office:value="1011.28" table:style-name="ce88">
            <text:p>1,011.28</text:p>
          </table:table-cell>
          <table:table-cell table:style-name="ce88"/>
          <table:table-cell office:value-type="float" office:value="84.27" table:style-name="ce88">
            <text:p>84.27</text:p>
          </table:table-cell>
          <table:table-cell office:value-type="float" office:value="84.27" table:style-name="ce88">
            <text:p>84.27</text:p>
          </table:table-cell>
          <table:table-cell office:value-type="float" office:value="84.27" table:style-name="ce88">
            <text:p>84.27</text:p>
          </table:table-cell>
          <table:table-cell office:value-type="float" office:value="84.27" table:style-name="ce88">
            <text:p>84.27</text:p>
          </table:table-cell>
          <table:table-cell office:value-type="float" office:value="84.27" table:style-name="ce88">
            <text:p>84.27</text:p>
          </table:table-cell>
          <table:table-cell office:value-type="float" office:value="84.27" table:style-name="ce88">
            <text:p>84.27</text:p>
          </table:table-cell>
          <table:table-cell office:value-type="float" office:value="84.27" table:style-name="ce88">
            <text:p>84.27</text:p>
          </table:table-cell>
          <table:table-cell office:value-type="float" office:value="84.27" table:style-name="ce88">
            <text:p>84.27</text:p>
          </table:table-cell>
          <table:table-cell office:value-type="float" office:value="84.27" table:style-name="ce88">
            <text:p>84.27</text:p>
          </table:table-cell>
          <table:table-cell office:value-type="float" office:value="84.27" table:style-name="ce88">
            <text:p>84.27</text:p>
          </table:table-cell>
          <table:table-cell office:value-type="float" office:value="84.27" table:style-name="ce88">
            <text:p>84.27</text:p>
          </table:table-cell>
          <table:table-cell office:value-type="float" office:value="84.31" table:style-name="ce88">
            <text:p>84.31</text:p>
          </table:table-cell>
          <table:table-cell table:number-columns-repeated="13" table:style-name="ce78"/>
          <table:table-cell table:number-columns-repeated="16351" table:style-name="ce1"/>
        </table:table-row>
        <table:table-row table:style-name="ro6">
          <table:table-cell table:style-name="ce78"/>
          <table:table-cell office:value-type="float" office:value="3510" table:style-name="ce89">
            <text:p>3510</text:p>
          </table:table-cell>
          <table:table-cell office:value-type="string" table:style-name="ce87">
            <text:p>feb 1 2021</text:p>
          </table:table-cell>
          <table:table-cell office:value-type="string" table:style-name="ce87">
            <text:p>feb 1 2022</text:p>
          </table:table-cell>
          <table:table-cell table:style-name="ce78"/>
          <table:table-cell office:value-type="float" office:value="30600" table:style-name="ce88">
            <text:p>30,600.00</text:p>
          </table:table-cell>
          <table:table-cell office:value-type="float" office:value="884.53" table:style-name="ce88">
            <text:p>884.53</text:p>
          </table:table-cell>
          <table:table-cell table:number-columns-repeated="13" table:style-name="ce88"/>
          <table:table-cell office:value-type="float" office:value="73.709999999999994" table:style-name="ce78">
            <text:p>73.71</text:p>
          </table:table-cell>
          <table:table-cell office:value-type="float" office:value="73.709999999999994" table:style-name="ce78">
            <text:p>73.71</text:p>
          </table:table-cell>
          <table:table-cell office:value-type="float" office:value="73.709999999999994" table:style-name="ce78">
            <text:p>73.71</text:p>
          </table:table-cell>
          <table:table-cell office:value-type="float" office:value="73.709999999999994" table:style-name="ce78">
            <text:p>73.71</text:p>
          </table:table-cell>
          <table:table-cell office:value-type="float" office:value="73.709999999999994" table:style-name="ce78">
            <text:p>73.71</text:p>
          </table:table-cell>
          <table:table-cell office:value-type="float" office:value="73.709999999999994" table:style-name="ce78">
            <text:p>73.71</text:p>
          </table:table-cell>
          <table:table-cell office:value-type="float" office:value="73.709999999999994" table:style-name="ce78">
            <text:p>73.71</text:p>
          </table:table-cell>
          <table:table-cell office:value-type="float" office:value="73.709999999999994" table:style-name="ce78">
            <text:p>73.71</text:p>
          </table:table-cell>
          <table:table-cell office:value-type="float" office:value="73.709999999999994" table:style-name="ce78">
            <text:p>73.71</text:p>
          </table:table-cell>
          <table:table-cell office:value-type="float" office:value="73.709999999999994" table:style-name="ce78">
            <text:p>73.71</text:p>
          </table:table-cell>
          <table:table-cell office:value-type="float" office:value="73.709999999999994" table:style-name="ce78">
            <text:p>73.71</text:p>
          </table:table-cell>
          <table:table-cell office:value-type="float" office:value="73.72" table:style-name="ce78">
            <text:p>73.72</text:p>
          </table:table-cell>
          <table:table-cell table:style-name="ce78"/>
          <table:table-cell table:number-columns-repeated="16351" table:style-name="ce1"/>
        </table:table-row>
        <table:table-row table:style-name="ro2">
          <table:table-cell table:number-columns-repeated="5" table:style-name="ce78"/>
          <table:table-cell table:style-name="ce88"/>
          <table:table-cell table:style-name="ce78"/>
          <table:table-cell table:number-columns-repeated="5" table:style-name="ce88"/>
          <table:table-cell table:number-columns-repeated="21" table:style-name="ce78"/>
          <table:table-cell table:number-columns-repeated="16351" table:style-name="ce1"/>
        </table:table-row>
        <table:table-row table:style-name="ro6">
          <table:table-cell table:style-name="ce78"/>
          <table:table-cell office:value-type="float" office:value="2850610" table:style-name="ce89">
            <text:p>2850610</text:p>
          </table:table-cell>
          <table:table-cell office:value-type="string" table:style-name="ce78">
            <text:p>nov 10 2019</text:p>
          </table:table-cell>
          <table:table-cell office:value-type="string" table:style-name="ce78">
            <text:p>nov 10 2020</text:p>
          </table:table-cell>
          <table:table-cell office:value-type="string" table:style-name="ce78">
            <text:p>Nissan Xtrail</text:p>
          </table:table-cell>
          <table:table-cell office:value-type="float" office:value="37800" table:style-name="ce88">
            <text:p>37,800.00</text:p>
          </table:table-cell>
          <table:table-cell office:value-type="float" office:value="950.41" table:style-name="ce88">
            <text:p>950.41</text:p>
          </table:table-cell>
          <table:table-cell office:value-type="float" office:value="79.2" table:style-name="ce88">
            <text:p>79.20</text:p>
          </table:table-cell>
          <table:table-cell office:value-type="float" office:value="79.2" table:style-name="ce88">
            <text:p>79.20</text:p>
          </table:table-cell>
          <table:table-cell office:value-type="float" office:value="79.2" table:style-name="ce88">
            <text:p>79.20</text:p>
          </table:table-cell>
          <table:table-cell office:value-type="float" office:value="79.2" table:style-name="ce88">
            <text:p>79.20</text:p>
          </table:table-cell>
          <table:table-cell office:value-type="float" office:value="79.2" table:style-name="ce88">
            <text:p>79.20</text:p>
          </table:table-cell>
          <table:table-cell office:value-type="float" office:value="79.2" table:style-name="ce88">
            <text:p>79.20</text:p>
          </table:table-cell>
          <table:table-cell office:value-type="float" office:value="79.2" table:style-name="ce88">
            <text:p>79.20</text:p>
          </table:table-cell>
          <table:table-cell office:value-type="float" office:value="79.2" table:style-name="ce88">
            <text:p>79.20</text:p>
          </table:table-cell>
          <table:table-cell office:value-type="float" office:value="79.2" table:style-name="ce88">
            <text:p>79.20</text:p>
          </table:table-cell>
          <table:table-cell office:value-type="float" office:value="79.2" table:style-name="ce88">
            <text:p>79.20</text:p>
          </table:table-cell>
          <table:table-cell office:value-type="string" table:style-name="ce88">
            <text:p><text:s/></text:p>
          </table:table-cell>
          <table:table-cell office:value-type="string" table:style-name="ce88">
            <text:p><text:s/></text:p>
          </table:table-cell>
          <table:table-cell table:number-columns-repeated="10" table:style-name="ce78"/>
          <table:table-cell table:number-columns-repeated="10" table:style-name="ce88"/>
          <table:table-cell table:number-columns-repeated="16345"/>
        </table:table-row>
        <table:table-row table:style-name="ro6">
          <table:table-cell table:style-name="ce78"/>
          <table:table-cell office:value-type="float" office:value="219519" table:style-name="ce89">
            <text:p>219519</text:p>
          </table:table-cell>
          <table:table-cell office:value-type="string" table:style-name="ce78">
            <text:p>nov 10 2020</text:p>
          </table:table-cell>
          <table:table-cell office:value-type="string" table:style-name="ce78">
            <text:p>nov 10 2021</text:p>
          </table:table-cell>
          <table:table-cell office:value-type="string" table:style-name="ce78">
            <text:p>Nissan Xtrail</text:p>
          </table:table-cell>
          <table:table-cell office:value-type="float" office:value="34020" table:style-name="ce88">
            <text:p>34,020.00</text:p>
          </table:table-cell>
          <table:table-cell office:value-type="float" office:value="855.68" table:style-name="ce88">
            <text:p>855.68</text:p>
          </table:table-cell>
          <table:table-cell table:number-columns-repeated="5" table:style-name="ce88"/>
          <table:table-cell table:number-columns-repeated="5" table:style-name="ce78"/>
          <table:table-cell office:value-type="float" office:value="71.3" table:style-name="ce88">
            <text:p>71.30</text:p>
          </table:table-cell>
          <table:table-cell office:value-type="float" office:value="71.3" table:style-name="ce88">
            <text:p>71.30</text:p>
          </table:table-cell>
          <table:table-cell office:value-type="float" office:value="71.3" table:style-name="ce88">
            <text:p>71.30</text:p>
          </table:table-cell>
          <table:table-cell office:value-type="float" office:value="71.3" table:style-name="ce88">
            <text:p>71.30</text:p>
          </table:table-cell>
          <table:table-cell office:value-type="float" office:value="71.3" table:style-name="ce88">
            <text:p>71.30</text:p>
          </table:table-cell>
          <table:table-cell office:value-type="float" office:value="71.3" table:style-name="ce88">
            <text:p>71.30</text:p>
          </table:table-cell>
          <table:table-cell office:value-type="float" office:value="71.3" table:style-name="ce88">
            <text:p>71.30</text:p>
          </table:table-cell>
          <table:table-cell office:value-type="float" office:value="71.3" table:style-name="ce88">
            <text:p>71.30</text:p>
          </table:table-cell>
          <table:table-cell office:value-type="float" office:value="71.3" table:style-name="ce88">
            <text:p>71.30</text:p>
          </table:table-cell>
          <table:table-cell office:value-type="float" office:value="71.3" table:style-name="ce88">
            <text:p>71.30</text:p>
          </table:table-cell>
          <table:table-cell office:value-type="float" office:value="71.3" table:style-name="ce88">
            <text:p>71.30</text:p>
          </table:table-cell>
          <table:table-cell office:value-type="float" office:value="71.38" table:style-name="ce88">
            <text:p>71.38</text:p>
          </table:table-cell>
          <table:table-cell table:number-columns-repeated="10" table:style-name="ce78"/>
          <table:table-cell table:number-columns-repeated="16345"/>
        </table:table-row>
        <table:table-row table:style-name="ro6">
          <table:table-cell office:value-type="string" table:style-name="ce76">
            <text:p>BMI IGUALAS MEDICAS DEL ECUADOR S.A.</text:p>
          </table:table-cell>
          <table:table-cell table:style-name="ce77"/>
          <table:table-cell table:number-columns-repeated="3" table:style-name="ce78"/>
          <table:table-cell table:style-name="ce88"/>
          <table:table-cell table:style-name="ce78"/>
          <table:table-cell table:number-columns-repeated="5" table:style-name="ce88"/>
          <table:table-cell table:number-columns-repeated="5" table:style-name="ce78"/>
          <table:table-cell table:style-name="ce88"/>
          <table:table-cell table:number-columns-repeated="21" table:style-name="ce78"/>
          <table:table-cell table:number-columns-repeated="16345"/>
        </table:table-row>
        <table:table-row table:style-name="ro6">
          <table:table-cell table:style-name="ce78"/>
          <table:table-cell office:value-type="string" table:style-name="ce89">
            <text:p><text:s/></text:p>
          </table:table-cell>
          <table:table-cell office:value-type="date" office:date-value="2019-04-16T00:00:00" table:style-name="ce90">
            <text:p>16-Apr-19</text:p>
          </table:table-cell>
          <table:table-cell office:value-type="date" office:date-value="2020-04-15T00:00:00" table:style-name="ce90">
            <text:p>15-Apr-20</text:p>
          </table:table-cell>
          <table:table-cell office:value-type="string" table:style-name="ce78">
            <text:p>Asis.Med.MDC</text:p>
          </table:table-cell>
          <table:table-cell table:style-name="ce88"/>
          <table:table-cell office:value-type="float" office:value="3696.05" table:style-name="ce88">
            <text:p>3,696.05</text:p>
          </table:table-cell>
          <table:table-cell office:value-type="float" office:value="308" table:style-name="ce88">
            <text:p>308.00</text:p>
          </table:table-cell>
          <table:table-cell office:value-type="float" office:value="308" table:style-name="ce88">
            <text:p>308.00</text:p>
          </table:table-cell>
          <table:table-cell office:value-type="float" office:value="308" table:style-name="ce88">
            <text:p>308.00</text:p>
          </table:table-cell>
          <table:table-cell office:value-type="float" office:value="154" table:style-name="ce88">
            <text:p>154.00</text:p>
          </table:table-cell>
          <table:table-cell office:value-type="float" office:value="0" table:style-name="ce88">
            <text:p>0.00</text:p>
          </table:table-cell>
          <table:table-cell table:number-columns-repeated="11" table:style-name="ce88"/>
          <table:table-cell table:number-columns-repeated="16" table:style-name="ce78"/>
          <table:table-cell table:number-columns-repeated="16345"/>
        </table:table-row>
        <table:table-row table:style-name="ro6">
          <table:table-cell table:style-name="ce78"/>
          <table:table-cell office:value-type="string" table:style-name="ce89">
            <text:p>AI16G02070</text:p>
          </table:table-cell>
          <table:table-cell office:value-type="date" office:date-value="2020-04-16T00:00:00" table:style-name="ce90">
            <text:p>16-Apr-20</text:p>
          </table:table-cell>
          <table:table-cell office:value-type="date" office:date-value="2021-04-15T00:00:00" table:style-name="ce90">
            <text:p>15-Apr-21</text:p>
          </table:table-cell>
          <table:table-cell office:value-type="string" table:style-name="ce78">
            <text:p>Asis.Med.MDC</text:p>
          </table:table-cell>
          <table:table-cell table:style-name="ce88"/>
          <table:table-cell office:value-type="float" office:value="4145.7" table:style-name="ce88">
            <text:p>4,145.70</text:p>
          </table:table-cell>
          <table:table-cell table:number-columns-repeated="3" table:style-name="ce88"/>
          <table:table-cell office:value-type="float" office:value="173" table:style-name="ce88">
            <text:p>173.00</text:p>
          </table:table-cell>
          <table:table-cell office:value-type="float" office:value="345.48" table:style-name="ce88">
            <text:p>345.48</text:p>
          </table:table-cell>
          <table:table-cell office:value-type="float" office:value="345.48" table:style-name="ce88">
            <text:p>345.48</text:p>
          </table:table-cell>
          <table:table-cell office:value-type="float" office:value="345.48" table:style-name="ce88">
            <text:p>345.48</text:p>
          </table:table-cell>
          <table:table-cell office:value-type="float" office:value="345.48" table:style-name="ce88">
            <text:p>345.48</text:p>
          </table:table-cell>
          <table:table-cell office:value-type="float" office:value="345.48" table:style-name="ce88">
            <text:p>345.48</text:p>
          </table:table-cell>
          <table:table-cell office:value-type="float" office:value="345.48" table:style-name="ce88">
            <text:p>345.48</text:p>
          </table:table-cell>
          <table:table-cell office:value-type="float" office:value="345.48" table:style-name="ce88">
            <text:p>345.48</text:p>
          </table:table-cell>
          <table:table-cell office:value-type="float" office:value="345.48" table:style-name="ce88">
            <text:p>345.48</text:p>
          </table:table-cell>
          <table:table-cell office:value-type="float" office:value="345.48" table:style-name="ce88">
            <text:p>345.48</text:p>
          </table:table-cell>
          <table:table-cell office:value-type="float" office:value="345.48" table:style-name="ce88">
            <text:p>345.48</text:p>
          </table:table-cell>
          <table:table-cell office:value-type="float" office:value="345.48" table:style-name="ce88">
            <text:p>345.48</text:p>
          </table:table-cell>
          <table:table-cell office:value-type="float" office:value="172.42" table:style-name="ce88">
            <text:p>172.42</text:p>
          </table:table-cell>
          <table:table-cell table:number-columns-repeated="16" table:style-name="ce78"/>
          <table:table-cell table:number-columns-repeated="16345"/>
        </table:table-row>
        <table:table-row table:style-name="ro6">
          <table:table-cell table:style-name="ce78"/>
          <table:table-cell office:value-type="float" office:value="28134" table:style-name="ce89">
            <text:p>28134</text:p>
          </table:table-cell>
          <table:table-cell office:value-type="date" office:date-value="2021-04-16T00:00:00" table:style-name="ce90">
            <text:p>16-Apr-21</text:p>
          </table:table-cell>
          <table:table-cell office:value-type="date" office:date-value="2022-04-15T00:00:00" table:style-name="ce90">
            <text:p>15-Apr-22</text:p>
          </table:table-cell>
          <table:table-cell office:value-type="string" table:style-name="ce78">
            <text:p>Asis.Med.MDC</text:p>
          </table:table-cell>
          <table:table-cell table:style-name="ce88"/>
          <table:table-cell office:value-type="float" office:value="4566.71" table:style-name="ce88">
            <text:p>4,566.71</text:p>
          </table:table-cell>
          <table:table-cell table:number-columns-repeated="15" table:style-name="ce88"/>
          <table:table-cell office:value-type="float" office:value="190.27" table:style-name="ce88">
            <text:p>190.27</text:p>
          </table:table-cell>
          <table:table-cell office:value-type="float" office:value="380.56" table:style-name="ce78">
            <text:p>380.56</text:p>
          </table:table-cell>
          <table:table-cell office:value-type="float" office:value="380.56" table:style-name="ce78">
            <text:p>380.56</text:p>
          </table:table-cell>
          <table:table-cell office:value-type="float" office:value="380.56" table:style-name="ce78">
            <text:p>380.56</text:p>
          </table:table-cell>
          <table:table-cell office:value-type="float" office:value="380.56" table:style-name="ce78">
            <text:p>380.56</text:p>
          </table:table-cell>
          <table:table-cell office:value-type="float" office:value="380.56" table:style-name="ce78">
            <text:p>380.56</text:p>
          </table:table-cell>
          <table:table-cell office:value-type="float" office:value="380.56" table:style-name="ce78">
            <text:p>380.56</text:p>
          </table:table-cell>
          <table:table-cell office:value-type="float" office:value="380.56" table:style-name="ce78">
            <text:p>380.56</text:p>
          </table:table-cell>
          <table:table-cell office:value-type="float" office:value="380.56" table:style-name="ce78">
            <text:p>380.56</text:p>
          </table:table-cell>
          <table:table-cell office:value-type="float" office:value="380.56" table:style-name="ce78">
            <text:p>380.56</text:p>
          </table:table-cell>
          <table:table-cell office:value-type="float" office:value="380.56" table:style-name="ce78">
            <text:p>380.56</text:p>
          </table:table-cell>
          <table:table-cell office:value-type="float" office:value="380.56" table:style-name="ce78">
            <text:p>380.56</text:p>
          </table:table-cell>
          <table:table-cell office:value-type="float" office:value="190.28" table:style-name="ce78">
            <text:p>190.28</text:p>
          </table:table-cell>
          <table:table-cell table:number-columns-repeated="4" table:style-name="ce78"/>
          <table:table-cell table:number-columns-repeated="16345"/>
        </table:table-row>
        <table:table-row table:style-name="ro2">
          <table:table-cell table:number-columns-repeated="5" table:style-name="ce78"/>
          <table:table-cell table:style-name="ce88"/>
          <table:table-cell table:style-name="ce78"/>
          <table:table-cell table:number-columns-repeated="5" table:style-name="ce88"/>
          <table:table-cell table:number-columns-repeated="27" table:style-name="ce78"/>
          <table:table-cell table:number-columns-repeated="16345"/>
        </table:table-row>
        <table:table-row table:style-name="ro6">
          <table:table-cell table:style-name="ce78"/>
          <table:table-cell office:value-type="string" table:style-name="ce89">
            <text:p><text:s/></text:p>
          </table:table-cell>
          <table:table-cell office:value-type="date" office:date-value="2019-04-16T00:00:00" table:style-name="ce90">
            <text:p>16-Apr-19</text:p>
          </table:table-cell>
          <table:table-cell office:value-type="date" office:date-value="2020-04-15T00:00:00" table:style-name="ce90">
            <text:p>15-Apr-20</text:p>
          </table:table-cell>
          <table:table-cell office:value-type="string" table:style-name="ce78">
            <text:p>Asis.Med.MPC</text:p>
          </table:table-cell>
          <table:table-cell table:style-name="ce88"/>
          <table:table-cell office:value-type="float" office:value="3539.62" table:style-name="ce88">
            <text:p>3,539.62</text:p>
          </table:table-cell>
          <table:table-cell office:value-type="float" office:value="294.97000000000003" table:style-name="ce88">
            <text:p>294.97</text:p>
          </table:table-cell>
          <table:table-cell office:value-type="float" office:value="294.97000000000003" table:style-name="ce88">
            <text:p>294.97</text:p>
          </table:table-cell>
          <table:table-cell office:value-type="float" office:value="294.97000000000003" table:style-name="ce88">
            <text:p>294.97</text:p>
          </table:table-cell>
          <table:table-cell office:value-type="float" office:value="147.47999999999999" table:style-name="ce88">
            <text:p>147.48</text:p>
          </table:table-cell>
          <table:table-cell table:number-columns-repeated="12" table:style-name="ce88"/>
          <table:table-cell table:number-columns-repeated="16" table:style-name="ce78"/>
          <table:table-cell table:number-columns-repeated="16345"/>
        </table:table-row>
        <table:table-row table:style-name="ro6">
          <table:table-cell table:style-name="ce78"/>
          <table:table-cell office:value-type="string" table:style-name="ce89">
            <text:p>AI16G02069</text:p>
          </table:table-cell>
          <table:table-cell office:value-type="date" office:date-value="2020-04-16T00:00:00" table:style-name="ce90">
            <text:p>16-Apr-20</text:p>
          </table:table-cell>
          <table:table-cell office:value-type="date" office:date-value="2021-04-15T00:00:00" table:style-name="ce90">
            <text:p>15-Apr-21</text:p>
          </table:table-cell>
          <table:table-cell office:value-type="string" table:style-name="ce78">
            <text:p>Asis.Med.MPC</text:p>
          </table:table-cell>
          <table:table-cell table:style-name="ce88"/>
          <table:table-cell office:value-type="float" office:value="3841.36" table:style-name="ce88">
            <text:p>3,841.36</text:p>
          </table:table-cell>
          <table:table-cell table:number-columns-repeated="3" table:style-name="ce88"/>
          <table:table-cell office:value-type="float" office:value="160" table:style-name="ce88">
            <text:p>160.00</text:p>
          </table:table-cell>
          <table:table-cell office:value-type="float" office:value="320.11" table:style-name="ce88">
            <text:p>320.11</text:p>
          </table:table-cell>
          <table:table-cell office:value-type="float" office:value="320.11" table:style-name="ce88">
            <text:p>320.11</text:p>
          </table:table-cell>
          <table:table-cell office:value-type="float" office:value="320.11" table:style-name="ce88">
            <text:p>320.11</text:p>
          </table:table-cell>
          <table:table-cell office:value-type="float" office:value="320.11" table:style-name="ce88">
            <text:p>320.11</text:p>
          </table:table-cell>
          <table:table-cell office:value-type="float" office:value="320.11" table:style-name="ce88">
            <text:p>320.11</text:p>
          </table:table-cell>
          <table:table-cell office:value-type="float" office:value="320.11" table:style-name="ce88">
            <text:p>320.11</text:p>
          </table:table-cell>
          <table:table-cell office:value-type="float" office:value="320.11" table:style-name="ce88">
            <text:p>320.11</text:p>
          </table:table-cell>
          <table:table-cell office:value-type="float" office:value="320.11" table:style-name="ce88">
            <text:p>320.11</text:p>
          </table:table-cell>
          <table:table-cell office:value-type="float" office:value="320.11" table:style-name="ce88">
            <text:p>320.11</text:p>
          </table:table-cell>
          <table:table-cell office:value-type="float" office:value="320.11" table:style-name="ce88">
            <text:p>320.11</text:p>
          </table:table-cell>
          <table:table-cell office:value-type="float" office:value="320.11" table:style-name="ce88">
            <text:p>320.11</text:p>
          </table:table-cell>
          <table:table-cell office:value-type="float" office:value="160.15" table:style-name="ce88">
            <text:p>160.15</text:p>
          </table:table-cell>
          <table:table-cell table:number-columns-repeated="16" table:style-name="ce78"/>
          <table:table-cell table:number-columns-repeated="16345"/>
        </table:table-row>
        <table:table-row table:style-name="ro6">
          <table:table-cell table:style-name="ce78"/>
          <table:table-cell office:value-type="float" office:value="28133" table:style-name="ce89">
            <text:p>28133</text:p>
          </table:table-cell>
          <table:table-cell office:value-type="date" office:date-value="2021-04-16T00:00:00" table:style-name="ce90">
            <text:p>16-Apr-21</text:p>
          </table:table-cell>
          <table:table-cell office:value-type="date" office:date-value="2022-04-15T00:00:00" table:style-name="ce90">
            <text:p>15-Apr-22</text:p>
          </table:table-cell>
          <table:table-cell office:value-type="string" table:style-name="ce78">
            <text:p>Asis.Med.MPC</text:p>
          </table:table-cell>
          <table:table-cell table:style-name="ce88"/>
          <table:table-cell office:value-type="float" office:value="4100.5200000000004" table:style-name="ce88">
            <text:p>4,100.52</text:p>
          </table:table-cell>
          <table:table-cell table:number-columns-repeated="15" table:style-name="ce88"/>
          <table:table-cell office:value-type="float" office:value="170.85" table:style-name="ce88">
            <text:p>170.85</text:p>
          </table:table-cell>
          <table:table-cell office:value-type="float" office:value="341.71" table:style-name="ce78">
            <text:p>341.71</text:p>
          </table:table-cell>
          <table:table-cell office:value-type="float" office:value="341.71" table:style-name="ce78">
            <text:p>341.71</text:p>
          </table:table-cell>
          <table:table-cell office:value-type="float" office:value="341.71" table:style-name="ce78">
            <text:p>341.71</text:p>
          </table:table-cell>
          <table:table-cell office:value-type="float" office:value="341.71" table:style-name="ce78">
            <text:p>341.71</text:p>
          </table:table-cell>
          <table:table-cell office:value-type="float" office:value="341.71" table:style-name="ce78">
            <text:p>341.71</text:p>
          </table:table-cell>
          <table:table-cell office:value-type="float" office:value="341.71" table:style-name="ce78">
            <text:p>341.71</text:p>
          </table:table-cell>
          <table:table-cell office:value-type="float" office:value="341.71" table:style-name="ce78">
            <text:p>341.71</text:p>
          </table:table-cell>
          <table:table-cell office:value-type="float" office:value="341.71" table:style-name="ce78">
            <text:p>341.71</text:p>
          </table:table-cell>
          <table:table-cell office:value-type="float" office:value="341.71" table:style-name="ce78">
            <text:p>341.71</text:p>
          </table:table-cell>
          <table:table-cell office:value-type="float" office:value="341.71" table:style-name="ce78">
            <text:p>341.71</text:p>
          </table:table-cell>
          <table:table-cell office:value-type="float" office:value="341.71" table:style-name="ce78">
            <text:p>341.71</text:p>
          </table:table-cell>
          <table:table-cell office:value-type="float" office:value="170.86" table:style-name="ce78">
            <text:p>170.86</text:p>
          </table:table-cell>
          <table:table-cell table:number-columns-repeated="4" table:style-name="ce78"/>
          <table:table-cell table:number-columns-repeated="16345"/>
        </table:table-row>
        <table:table-row table:style-name="ro2">
          <table:table-cell table:number-columns-repeated="2" table:style-name="ce78"/>
          <table:table-cell table:number-columns-repeated="2" table:style-name="ce90"/>
          <table:table-cell table:style-name="ce78"/>
          <table:table-cell table:style-name="ce88"/>
          <table:table-cell table:style-name="ce78"/>
          <table:table-cell table:number-columns-repeated="16" table:style-name="ce88"/>
          <table:table-cell table:number-columns-repeated="16" table:style-name="ce78"/>
          <table:table-cell table:number-columns-repeated="16345"/>
        </table:table-row>
        <table:table-row table:style-name="ro6">
          <table:table-cell table:style-name="ce78"/>
          <table:table-cell office:value-type="string" table:style-name="ce89">
            <text:p><text:s/></text:p>
          </table:table-cell>
          <table:table-cell office:value-type="date" office:date-value="2019-04-01T00:00:00" table:style-name="ce90">
            <text:p>1-Apr-19</text:p>
          </table:table-cell>
          <table:table-cell office:value-type="date" office:date-value="2020-03-31T00:00:00" table:style-name="ce90">
            <text:p>31-Mar-20</text:p>
          </table:table-cell>
          <table:table-cell office:value-type="string" table:style-name="ce78">
            <text:p>Asis.Med.ORN</text:p>
          </table:table-cell>
          <table:table-cell table:style-name="ce88"/>
          <table:table-cell office:value-type="float" office:value="6335.45" table:style-name="ce88">
            <text:p>6,335.45</text:p>
          </table:table-cell>
          <table:table-cell office:value-type="float" office:value="527.95000000000005" table:style-name="ce88">
            <text:p>527.95</text:p>
          </table:table-cell>
          <table:table-cell office:value-type="float" office:value="527.95000000000005" table:style-name="ce88">
            <text:p>527.95</text:p>
          </table:table-cell>
          <table:table-cell office:value-type="float" office:value="527.99" table:style-name="ce88">
            <text:p>527.99</text:p>
          </table:table-cell>
          <table:table-cell table:style-name="ce88"/>
          <table:table-cell office:value-type="float" office:value="0" table:style-name="ce88">
            <text:p>0.00</text:p>
          </table:table-cell>
          <table:table-cell table:number-columns-repeated="10" table:style-name="ce88"/>
          <table:table-cell office:value-type="string" table:style-name="ce88">
            <text:p><text:s/></text:p>
          </table:table-cell>
          <table:table-cell table:number-columns-repeated="16" table:style-name="ce78"/>
          <table:table-cell table:number-columns-repeated="16345"/>
        </table:table-row>
        <table:table-row table:style-name="ro6">
          <table:table-cell table:style-name="ce78"/>
          <table:table-cell office:value-type="string" table:style-name="ce89">
            <text:p>IN19G04631</text:p>
          </table:table-cell>
          <table:table-cell office:value-type="date" office:date-value="2020-04-01T00:00:00" table:style-name="ce90">
            <text:p>1-Apr-20</text:p>
          </table:table-cell>
          <table:table-cell office:value-type="date" office:date-value="2021-03-31T00:00:00" table:style-name="ce90">
            <text:p>31-Mar-21</text:p>
          </table:table-cell>
          <table:table-cell office:value-type="string" table:style-name="ce78">
            <text:p>Asis.Med.ORN</text:p>
          </table:table-cell>
          <table:table-cell table:style-name="ce88"/>
          <table:table-cell office:value-type="float" office:value="6723.6" table:style-name="ce88">
            <text:p>6,723.60</text:p>
          </table:table-cell>
          <table:table-cell table:number-columns-repeated="3" table:style-name="ce88"/>
          <table:table-cell office:value-type="float" office:value="560.29999999999995" table:style-name="ce88">
            <text:p>560.30</text:p>
          </table:table-cell>
          <table:table-cell office:value-type="float" office:value="560.29999999999995" table:style-name="ce88">
            <text:p>560.30</text:p>
          </table:table-cell>
          <table:table-cell office:value-type="float" office:value="560.29999999999995" table:style-name="ce88">
            <text:p>560.30</text:p>
          </table:table-cell>
          <table:table-cell office:value-type="float" office:value="560.29999999999995" table:style-name="ce88">
            <text:p>560.30</text:p>
          </table:table-cell>
          <table:table-cell office:value-type="float" office:value="560.29999999999995" table:style-name="ce88">
            <text:p>560.30</text:p>
          </table:table-cell>
          <table:table-cell office:value-type="float" office:value="560.29999999999995" table:style-name="ce88">
            <text:p>560.30</text:p>
          </table:table-cell>
          <table:table-cell office:value-type="float" office:value="560.29999999999995" table:style-name="ce88">
            <text:p>560.30</text:p>
          </table:table-cell>
          <table:table-cell office:value-type="float" office:value="560.29999999999995" table:style-name="ce88">
            <text:p>560.30</text:p>
          </table:table-cell>
          <table:table-cell office:value-type="float" office:value="560.29999999999995" table:style-name="ce88">
            <text:p>560.30</text:p>
          </table:table-cell>
          <table:table-cell office:value-type="float" office:value="560.29999999999995" table:style-name="ce88">
            <text:p>560.30</text:p>
          </table:table-cell>
          <table:table-cell office:value-type="float" office:value="560.29999999999995" table:style-name="ce88">
            <text:p>560.30</text:p>
          </table:table-cell>
          <table:table-cell office:value-type="float" office:value="560.29999999999995" table:style-name="ce88">
            <text:p>560.30</text:p>
          </table:table-cell>
          <table:table-cell table:style-name="ce88"/>
          <table:table-cell table:number-columns-repeated="16" table:style-name="ce78"/>
          <table:table-cell table:number-columns-repeated="16345"/>
        </table:table-row>
        <table:table-row table:style-name="ro6">
          <table:table-cell table:style-name="ce78"/>
          <table:table-cell table:style-name="ce89"/>
          <table:table-cell office:value-type="date" office:date-value="2021-04-01T00:00:00" table:style-name="ce90">
            <text:p>1-Apr-21</text:p>
          </table:table-cell>
          <table:table-cell office:value-type="date" office:date-value="2022-03-31T00:00:00" table:style-name="ce90">
            <text:p>31-Mar-22</text:p>
          </table:table-cell>
          <table:table-cell office:value-type="string" table:style-name="ce78">
            <text:p>Asis.Med.ORN</text:p>
          </table:table-cell>
          <table:table-cell table:style-name="ce88"/>
          <table:table-cell office:value-type="float" office:value="7068.3" table:style-name="ce88">
            <text:p>7,068.30</text:p>
          </table:table-cell>
          <table:table-cell table:number-columns-repeated="15" table:style-name="ce88"/>
          <table:table-cell office:value-type="float" office:value="589.03" table:style-name="ce88">
            <text:p>589.03</text:p>
          </table:table-cell>
          <table:table-cell office:value-type="float" office:value="589.03" table:style-name="ce88">
            <text:p>589.03</text:p>
          </table:table-cell>
          <table:table-cell office:value-type="float" office:value="589.03" table:style-name="ce88">
            <text:p>589.03</text:p>
          </table:table-cell>
          <table:table-cell office:value-type="float" office:value="589.03" table:style-name="ce88">
            <text:p>589.03</text:p>
          </table:table-cell>
          <table:table-cell office:value-type="float" office:value="589.03" table:style-name="ce88">
            <text:p>589.03</text:p>
          </table:table-cell>
          <table:table-cell office:value-type="float" office:value="589.03" table:style-name="ce88">
            <text:p>589.03</text:p>
          </table:table-cell>
          <table:table-cell office:value-type="float" office:value="589.03" table:style-name="ce88">
            <text:p>589.03</text:p>
          </table:table-cell>
          <table:table-cell office:value-type="float" office:value="589.03" table:style-name="ce88">
            <text:p>589.03</text:p>
          </table:table-cell>
          <table:table-cell office:value-type="float" office:value="589.03" table:style-name="ce88">
            <text:p>589.03</text:p>
          </table:table-cell>
          <table:table-cell office:value-type="float" office:value="589.03" table:style-name="ce88">
            <text:p>589.03</text:p>
          </table:table-cell>
          <table:table-cell office:value-type="float" office:value="589" table:style-name="ce88">
            <text:p>589.00</text:p>
          </table:table-cell>
          <table:table-cell office:value-type="float" office:value="589" table:style-name="ce88">
            <text:p>589.00</text:p>
          </table:table-cell>
          <table:table-cell office:value-type="string" table:style-name="ce88">
            <text:p><text:s/></text:p>
          </table:table-cell>
          <table:table-cell office:value-type="string" table:style-name="ce88">
            <text:p><text:s/></text:p>
          </table:table-cell>
          <table:table-cell table:number-columns-repeated="3" table:style-name="ce78"/>
          <table:table-cell table:number-columns-repeated="16345"/>
        </table:table-row>
        <table:table-row table:style-name="ro2">
          <table:table-cell table:number-columns-repeated="2" table:style-name="ce78"/>
          <table:table-cell table:number-columns-repeated="2" table:style-name="ce90"/>
          <table:table-cell table:style-name="ce78"/>
          <table:table-cell office:value-type="string" table:style-name="ce88">
            <text:p><text:s/></text:p>
          </table:table-cell>
          <table:table-cell office:value-type="string" table:style-name="ce88">
            <text:p><text:s text:c="5"/></text:p>
          </table:table-cell>
          <table:table-cell table:number-columns-repeated="5" table:style-name="ce88"/>
          <table:table-cell table:number-columns-repeated="27" table:style-name="ce78"/>
          <table:table-cell table:number-columns-repeated="16345"/>
        </table:table-row>
        <table:table-row table:style-name="ro2">
          <table:table-cell table:number-columns-repeated="5" table:style-name="ce78"/>
          <table:table-cell office:value-type="string" table:style-name="ce78">
            <text:p>Amort.mensual</text:p>
          </table:table-cell>
          <table:table-cell table:style-name="ce78"/>
          <table:table-cell office:value-type="float" office:value="1466.7" table:style-name="ce88">
            <text:p>1,466.70</text:p>
          </table:table-cell>
          <table:table-cell office:value-type="float" office:value="1450.3600000000001" table:style-name="ce88">
            <text:p>1,450.36</text:p>
          </table:table-cell>
          <table:table-cell office:value-type="float" office:value="1450.33" table:style-name="ce88">
            <text:p>1,450.33</text:p>
          </table:table-cell>
          <table:table-cell office:value-type="float" office:value="1514.15" table:style-name="ce88">
            <text:p>1,514.15</text:p>
          </table:table-cell>
          <table:table-cell office:value-type="float" office:value="1545.26" table:style-name="ce88">
            <text:p>1,545.26</text:p>
          </table:table-cell>
          <table:table-cell office:value-type="float" office:value="1545.26" table:style-name="ce88">
            <text:p>1,545.26</text:p>
          </table:table-cell>
          <table:table-cell office:value-type="float" office:value="1545.26" table:style-name="ce88">
            <text:p>1,545.26</text:p>
          </table:table-cell>
          <table:table-cell office:value-type="float" office:value="1545.26" table:style-name="ce88">
            <text:p>1,545.26</text:p>
          </table:table-cell>
          <table:table-cell office:value-type="float" office:value="1545.26" table:style-name="ce88">
            <text:p>1,545.26</text:p>
          </table:table-cell>
          <table:table-cell office:value-type="float" office:value="1545.26" table:style-name="ce88">
            <text:p>1,545.26</text:p>
          </table:table-cell>
          <table:table-cell office:value-type="float" office:value="1537.3600000000001" table:style-name="ce88">
            <text:p>1,537.36</text:p>
          </table:table-cell>
          <table:table-cell office:value-type="float" office:value="1537.3600000000001" table:formula="of:=SUM([.S9:.S33])" table:style-name="ce88">
            <text:p>1,537.36</text:p>
          </table:table-cell>
          <table:table-cell office:value-type="float" office:value="1537.4299999999998" table:formula="of:=SUM([.T9:.T33])" table:style-name="ce88">
            <text:p>1,537.43</text:p>
          </table:table-cell>
          <table:table-cell office:value-type="float" office:value="1521.8600000000001" table:formula="of:=SUM([.U9:.U33])" table:style-name="ce88">
            <text:p>1,521.86</text:p>
          </table:table-cell>
          <table:table-cell office:value-type="float" office:value="1511.27" table:formula="of:=SUM([.V9:.V33])" table:style-name="ce88">
            <text:p>1,511.27</text:p>
          </table:table-cell>
          <table:table-cell office:value-type="float" office:value="1568.1" table:formula="of:=SUM([.W9:.W33])" table:style-name="ce88">
            <text:p>1,568.10</text:p>
          </table:table-cell>
          <table:table-cell office:value-type="float" office:value="1596.68" table:formula="of:=SUM([.X9:.X33])" table:style-name="ce88">
            <text:p>1,596.68</text:p>
          </table:table-cell>
          <table:table-cell office:value-type="float" office:value="1596.68" table:formula="of:=SUM([.Y9:.Y33])" table:style-name="ce88">
            <text:p>1,596.68</text:p>
          </table:table-cell>
          <table:table-cell office:value-type="float" office:value="1596.68" table:formula="of:=SUM([.Z9:.Z33])" table:style-name="ce88">
            <text:p>1,596.68</text:p>
          </table:table-cell>
          <table:table-cell office:value-type="float" office:value="1596.68" table:formula="of:=SUM([.AA9:.AA33])" table:style-name="ce88">
            <text:p>1,596.68</text:p>
          </table:table-cell>
          <table:table-cell office:value-type="float" office:value="1596.68" table:formula="of:=SUM([.AB9:.AB33])" table:style-name="ce88">
            <text:p>1,596.68</text:p>
          </table:table-cell>
          <table:table-cell office:value-type="float" office:value="1596.76" table:formula="of:=SUM([.AC9:.AC33])" table:style-name="ce88">
            <text:p>1,596.76</text:p>
          </table:table-cell>
          <table:table-cell office:value-type="float" office:value="1525.3799999999999" table:formula="of:=SUM([.AD9:.AD33])" table:style-name="ce88">
            <text:p>1,525.38</text:p>
          </table:table-cell>
          <table:table-cell office:value-type="float" office:value="1525.3799999999999" table:formula="of:=SUM([.AE9:.AE33])" table:style-name="ce88">
            <text:p>1,525.38</text:p>
          </table:table-cell>
          <table:table-cell office:value-type="float" office:value="1525.3999999999999" table:formula="of:=SUM([.AF9:.AF33])" table:style-name="ce88">
            <text:p>1,525.40</text:p>
          </table:table-cell>
          <table:table-cell office:value-type="float" office:value="1407.33" table:formula="of:=SUM([.AG9:.AG33])" table:style-name="ce88">
            <text:p>1,407.33</text:p>
          </table:table-cell>
          <table:table-cell office:value-type="float" office:value="1311.27" table:formula="of:=SUM([.AH9:.AH33])" table:style-name="ce88">
            <text:p>1,311.27</text:p>
          </table:table-cell>
          <table:table-cell office:value-type="float" office:value="361.14" table:formula="of:=SUM([.AI9:.AI33])" table:style-name="ce88">
            <text:p>361.14</text:p>
          </table:table-cell>
          <table:table-cell table:number-columns-repeated="4" table:style-name="ce78"/>
          <table:table-cell table:number-columns-repeated="16345"/>
        </table:table-row>
        <table:table-row table:style-name="ro2">
          <table:table-cell table:number-columns-repeated="5" table:style-name="ce78"/>
          <table:table-cell office:value-type="string" table:style-name="ce78">
            <text:p>Amort mes acum</text:p>
          </table:table-cell>
          <table:table-cell table:style-name="ce78"/>
          <table:table-cell office:value-type="float" office:value="1466.7" table:style-name="ce88">
            <text:p>1,466.70</text:p>
          </table:table-cell>
          <table:table-cell office:value-type="float" office:value="2917.0600000000004" table:style-name="ce88">
            <text:p>2,917.06</text:p>
          </table:table-cell>
          <table:table-cell office:value-type="float" office:value="4367.3900000000003" table:style-name="ce88">
            <text:p>4,367.39</text:p>
          </table:table-cell>
          <table:table-cell office:value-type="float" office:value="5881.5400000000009" table:style-name="ce88">
            <text:p>5,881.54</text:p>
          </table:table-cell>
          <table:table-cell office:value-type="float" office:value="7426.8000000000011" table:style-name="ce88">
            <text:p>7,426.80</text:p>
          </table:table-cell>
          <table:table-cell office:value-type="float" office:value="8972.0600000000013" table:style-name="ce88">
            <text:p>8,972.06</text:p>
          </table:table-cell>
          <table:table-cell office:value-type="float" office:value="10517.320000000002" table:style-name="ce88">
            <text:p>10,517.32</text:p>
          </table:table-cell>
          <table:table-cell office:value-type="float" office:value="12062.580000000002" table:style-name="ce88">
            <text:p>12,062.58</text:p>
          </table:table-cell>
          <table:table-cell office:value-type="float" office:value="13607.840000000002" table:style-name="ce88">
            <text:p>13,607.84</text:p>
          </table:table-cell>
          <table:table-cell office:value-type="float" office:value="15153.100000000002" table:style-name="ce88">
            <text:p>15,153.10</text:p>
          </table:table-cell>
          <table:table-cell office:value-type="float" office:value="16690.460000000003" table:style-name="ce88">
            <text:p>16,690.46</text:p>
          </table:table-cell>
          <table:table-cell office:value-type="float" office:value="18227.820000000003" table:style-name="ce88">
            <text:p>18,227.82</text:p>
          </table:table-cell>
          <table:table-cell office:value-type="float" office:value="1537.4299999999998" table:formula="of:=+[.T35]" table:style-name="ce88">
            <text:p>1,537.43</text:p>
          </table:table-cell>
          <table:table-cell office:value-type="float" office:value="3059.29" table:formula="of:=+[.U35]+[.T36]" table:style-name="ce88">
            <text:p>3,059.29</text:p>
          </table:table-cell>
          <table:table-cell office:value-type="float" office:value="4570.5599999999995" table:formula="of:=+[.V35]+[.U36]" table:style-name="ce88">
            <text:p>4,570.56</text:p>
          </table:table-cell>
          <table:table-cell office:value-type="float" office:value="6138.66" table:formula="of:=+[.W35]+[.V36]" table:style-name="ce88">
            <text:p>6,138.66</text:p>
          </table:table-cell>
          <table:table-cell office:value-type="float" office:value="7735.34" table:formula="of:=+[.X35]+[.W36]" table:style-name="ce88">
            <text:p>7,735.34</text:p>
          </table:table-cell>
          <table:table-cell office:value-type="float" office:value="9332.02" table:formula="of:=+[.Y35]+[.X36]" table:style-name="ce88">
            <text:p>9,332.02</text:p>
          </table:table-cell>
          <table:table-cell office:value-type="float" office:value="10928.7" table:formula="of:=+[.Z35]+[.Y36]" table:style-name="ce88">
            <text:p>10,928.70</text:p>
          </table:table-cell>
          <table:table-cell office:value-type="float" office:value="12525.380000000001" table:formula="of:=+[.AA35]+[.Z36]" table:style-name="ce88">
            <text:p>12,525.38</text:p>
          </table:table-cell>
          <table:table-cell office:value-type="float" office:value="14122.060000000001" table:formula="of:=+[.AB35]+[.AA36]" table:style-name="ce88">
            <text:p>14,122.06</text:p>
          </table:table-cell>
          <table:table-cell office:value-type="float" office:value="15718.820000000002" table:formula="of:=+[.AC35]+[.AB36]" table:style-name="ce88">
            <text:p>15,718.82</text:p>
          </table:table-cell>
          <table:table-cell office:value-type="float" office:value="17244.2" table:formula="of:=+[.AD35]+[.AC36]" table:style-name="ce88">
            <text:p>17,244.20</text:p>
          </table:table-cell>
          <table:table-cell office:value-type="float" office:value="18769.580000000002" table:formula="of:=+[.AE35]+[.AD36]" table:style-name="ce88">
            <text:p>18,769.58</text:p>
          </table:table-cell>
          <table:table-cell office:value-type="float" office:value="20294.980000000003" table:formula="of:=+[.AF35]+[.AE36]" table:style-name="ce88">
            <text:p>20,294.98</text:p>
          </table:table-cell>
          <table:table-cell office:value-type="float" office:value="21702.310000000005" table:formula="of:=+[.AG35]+[.AF36]" table:style-name="ce88">
            <text:p>21,702.31</text:p>
          </table:table-cell>
          <table:table-cell office:value-type="float" office:value="23013.580000000005" table:formula="of:=+[.AH35]+[.AG36]" table:style-name="ce88">
            <text:p>23,013.58</text:p>
          </table:table-cell>
          <table:table-cell office:value-type="float" office:value="23374.720000000005" table:formula="of:=+[.AI35]+[.AH36]" table:style-name="ce88">
            <text:p>23,374.72</text:p>
          </table:table-cell>
          <table:table-cell table:number-columns-repeated="4" table:style-name="ce78"/>
          <table:table-cell table:number-columns-repeated="16345"/>
        </table:table-row>
        <table:table-row table:style-name="ro2">
          <table:table-cell table:number-columns-repeated="4" table:style-name="ce78"/>
          <table:table-cell office:value-type="string" table:style-name="ce78">
            <text:p>Saldo x amort.2020</text:p>
          </table:table-cell>
          <table:table-cell table:style-name="ce78"/>
          <table:table-cell office:value-type="float" office:value="5070.16" table:style-name="ce88">
            <text:p>5,070.16</text:p>
          </table:table-cell>
          <table:table-cell table:number-columns-repeated="16" table:style-name="ce88"/>
          <table:table-cell table:number-columns-repeated="16" table:style-name="ce78"/>
          <table:table-cell table:number-columns-repeated="16345"/>
        </table:table-row>
        <table:table-row table:style-name="ro2">
          <table:table-cell table:number-columns-repeated="4" table:style-name="ce78"/>
          <table:table-cell office:value-type="string" table:style-name="ce78">
            <text:p>renovaciones 2021</text:p>
          </table:table-cell>
          <table:table-cell table:style-name="ce78"/>
          <table:table-cell office:value-type="float" office:value="18304.57" table:style-name="ce91">
            <text:p>18,304.57</text:p>
          </table:table-cell>
          <table:table-cell table:number-columns-repeated="13" table:style-name="ce88"/>
          <table:table-cell office:value-type="float" office:value="2569.04" table:style-name="ce88">
            <text:p>2,569.04</text:p>
          </table:table-cell>
          <table:table-cell table:style-name="ce88"/>
          <table:table-cell office:value-type="float" office:value="15735.53" table:style-name="ce88">
            <text:p>15,735.53</text:p>
          </table:table-cell>
          <table:table-cell table:number-columns-repeated="16" table:style-name="ce78"/>
          <table:table-cell table:number-columns-repeated="16345"/>
        </table:table-row>
        <table:table-row table:style-name="ro2">
          <table:table-cell table:style-name="ce1"/>
          <table:table-cell table:number-columns-repeated="3" table:style-name="ce78"/>
          <table:table-cell office:value-type="string" table:style-name="ce78">
            <text:p>total por amortizar</text:p>
          </table:table-cell>
          <table:table-cell table:style-name="ce78"/>
          <table:table-cell office:value-type="float" office:value="23374.73" table:formula="of:=+[.G37]+[.G38]" table:style-name="ce88">
            <text:p>23,374.73</text:p>
          </table:table-cell>
          <table:table-cell table:number-columns-repeated="5" table:style-name="ce88"/>
          <table:table-cell table:number-columns-repeated="4" table:style-name="ce78"/>
          <table:table-cell office:value-type="float" office:value="0" table:style-name="ce78">
            <text:p>0</text:p>
          </table:table-cell>
          <table:table-cell table:number-columns-repeated="12" table:style-name="ce78"/>
          <table:table-cell table:number-columns-repeated="16355" table:style-name="ce1"/>
        </table:table-row>
        <table:table-row table:style-name="ro2">
          <table:table-cell table:style-name="ce1"/>
          <table:table-cell table:number-columns-repeated="3" table:style-name="ce78"/>
          <table:table-cell office:value-type="string" table:style-name="ce78">
            <text:p>Amortiz ene-ag</text:p>
          </table:table-cell>
          <table:table-cell table:style-name="ce78"/>
          <table:table-cell office:value-type="float" office:value="12525.38" table:style-name="ce88">
            <text:p>12,525.38</text:p>
          </table:table-cell>
          <table:table-cell office:value-type="float" office:value="20975.599999999999" table:style-name="ce92">
            <text:p>20,975.60</text:p>
          </table:table-cell>
          <table:table-cell office:value-type="float" office:value="19525.239999999998" table:style-name="ce92">
            <text:p>19,525.24</text:p>
          </table:table-cell>
          <table:table-cell office:value-type="float" office:value="18074.91" table:style-name="ce92">
            <text:p>18,074.91</text:p>
          </table:table-cell>
          <table:table-cell office:value-type="float" office:value="16560.759999999998" table:style-name="ce92">
            <text:p>16,560.76</text:p>
          </table:table-cell>
          <table:table-cell office:value-type="float" office:value="15015.499999999998" table:style-name="ce92">
            <text:p>15,015.50</text:p>
          </table:table-cell>
          <table:table-cell office:value-type="float" office:value="13470.239999999998" table:style-name="ce92">
            <text:p>13,470.24</text:p>
          </table:table-cell>
          <table:table-cell office:value-type="float" office:value="11924.979999999998" table:style-name="ce92">
            <text:p>11,924.98</text:p>
          </table:table-cell>
          <table:table-cell office:value-type="float" office:value="10379.719999999998" table:style-name="ce92">
            <text:p>10,379.72</text:p>
          </table:table-cell>
          <table:table-cell office:value-type="float" office:value="8834.4599999999973" table:style-name="ce92">
            <text:p>8,834.46</text:p>
          </table:table-cell>
          <table:table-cell office:value-type="float" office:value="7289.1999999999971" table:style-name="ce92">
            <text:p>7,289.20</text:p>
          </table:table-cell>
          <table:table-cell office:value-type="float" office:value="6607.5199999999968" table:style-name="ce92">
            <text:p>6,607.52</text:p>
          </table:table-cell>
          <table:table-cell office:value-type="float" office:value="5070.1599999999962" table:style-name="ce92">
            <text:p>5,070.16</text:p>
          </table:table-cell>
          <table:table-cell office:value-type="float" office:value="3532.7299999999964" table:formula="of:=+[.S40]-[.T35]" table:style-name="ce92">
            <text:p>3,532.73</text:p>
          </table:table-cell>
          <table:table-cell office:value-type="float" office:value="4579.9099999999962" table:formula="of:=+[.T40]-[.U35]+[.U38]" table:style-name="ce92">
            <text:p>4,579.91</text:p>
          </table:table-cell>
          <table:table-cell office:value-type="float" office:value="3068.6399999999962" table:formula="of:=+[.U40]-[.V35]" table:style-name="ce92">
            <text:p>3,068.64</text:p>
          </table:table-cell>
          <table:table-cell office:value-type="float" office:value="17236.069999999996" table:formula="of:=+[.V40]-[.W35]+[.W38]" table:style-name="ce92">
            <text:p>17,236.07</text:p>
          </table:table-cell>
          <table:table-cell office:value-type="float" office:value="15639.389999999996" table:formula="of:=+[.W40]-[.X35]" table:style-name="ce92">
            <text:p>15,639.39</text:p>
          </table:table-cell>
          <table:table-cell office:value-type="float" office:value="14042.709999999995" table:formula="of:=+[.X40]-[.Y35]" table:style-name="ce92">
            <text:p>14,042.71</text:p>
          </table:table-cell>
          <table:table-cell office:value-type="float" office:value="12446.029999999995" table:formula="of:=+[.Y40]-[.Z35]" table:style-name="ce92">
            <text:p>12,446.03</text:p>
          </table:table-cell>
          <table:table-cell office:value-type="float" office:value="10849.349999999995" table:formula="of:=+[.Z40]-[.AA35]" table:style-name="ce92">
            <text:p>10,849.35</text:p>
          </table:table-cell>
          <table:table-cell office:value-type="float" office:value="9252.6699999999946" table:formula="of:=+[.AA40]-[.AB35]" table:style-name="ce92">
            <text:p>9,252.67</text:p>
          </table:table-cell>
          <table:table-cell office:value-type="float" office:value="7655.9099999999944" table:formula="of:=+[.AB40]-[.AC35]" table:style-name="ce92">
            <text:p>7,655.91</text:p>
          </table:table-cell>
          <table:table-cell office:value-type="float" office:value="6130.5299999999943" table:formula="of:=+[.AC40]-[.AD35]" table:style-name="ce92">
            <text:p>6,130.53</text:p>
          </table:table-cell>
          <table:table-cell office:value-type="float" office:value="4605.1499999999942" table:formula="of:=+[.AD40]-[.AE35]" table:style-name="ce92">
            <text:p>4,605.15</text:p>
          </table:table-cell>
          <table:table-cell office:value-type="float" office:value="3079.7499999999945" table:formula="of:=+[.AE40]-[.AF35]" table:style-name="ce92">
            <text:p>3,079.75</text:p>
          </table:table-cell>
          <table:table-cell office:value-type="float" office:value="1672.4199999999946" table:formula="of:=+[.AF40]-[.AG35]" table:style-name="ce92">
            <text:p>1,672.42</text:p>
          </table:table-cell>
          <table:table-cell office:value-type="float" office:value="361.14999999999463" table:formula="of:=+[.AG40]-[.AH35]" table:style-name="ce92">
            <text:p>361.15</text:p>
          </table:table-cell>
          <table:table-cell office:value-type="float" office:value="9.9999999946476237E-3" table:formula="of:=+[.AH40]-[.AI35]" table:style-name="ce92">
            <text:p>0.01</text:p>
          </table:table-cell>
          <table:table-cell table:number-columns-repeated="16349" table:style-name="ce1"/>
        </table:table-row>
        <table:table-row table:style-name="ro2">
          <table:table-cell table:style-name="ce1"/>
          <table:table-cell table:number-columns-repeated="3" table:style-name="ce78"/>
          <table:table-cell office:value-type="string" table:style-name="ce78">
            <text:p>saldo por amortizar</text:p>
          </table:table-cell>
          <table:table-cell table:style-name="ce78"/>
          <table:table-cell office:value-type="float" office:value="10849.35" table:formula="of:=+[.G39]-[.G40]" table:style-name="ce92">
            <text:p>10,849.35</text:p>
          </table:table-cell>
          <table:table-cell table:number-columns-repeated="12" table:style-name="ce78"/>
          <table:table-cell office:value-type="date" office:date-value="2021-01-01T00:00:00" table:style-name="ce86">
            <text:p>Jan-21</text:p>
          </table:table-cell>
          <table:table-cell office:value-type="date" office:date-value="2021-02-01T00:00:00" table:style-name="ce86">
            <text:p>Feb-21</text:p>
          </table:table-cell>
          <table:table-cell office:value-type="date" office:date-value="2021-03-01T00:00:00" table:style-name="ce86">
            <text:p>Mar-21</text:p>
          </table:table-cell>
          <table:table-cell office:value-type="date" office:date-value="2021-04-01T00:00:00" table:style-name="ce86">
            <text:p>Apr-21</text:p>
          </table:table-cell>
          <table:table-cell office:value-type="date" office:date-value="2021-05-01T00:00:00" table:style-name="ce86">
            <text:p>May-21</text:p>
          </table:table-cell>
          <table:table-cell office:value-type="date" office:date-value="2021-06-01T00:00:00" table:style-name="ce86">
            <text:p>Jun-21</text:p>
          </table:table-cell>
          <table:table-cell office:value-type="date" office:date-value="2021-07-01T00:00:00" table:style-name="ce86">
            <text:p>Jul-21</text:p>
          </table:table-cell>
          <table:table-cell office:value-type="date" office:date-value="2021-08-01T00:00:00" table:style-name="ce86">
            <text:p>Aug-21</text:p>
          </table:table-cell>
          <table:table-cell office:value-type="date" office:date-value="2021-09-01T00:00:00" table:style-name="ce86">
            <text:p>Sep-21</text:p>
          </table:table-cell>
          <table:table-cell office:value-type="date" office:date-value="2021-10-01T00:00:00" table:style-name="ce86">
            <text:p>Oct-21</text:p>
          </table:table-cell>
          <table:table-cell table:number-columns-repeated="16355" table:style-name="ce1"/>
        </table:table-row>
        <table:table-row table:style-name="ro2">
          <table:table-cell table:style-name="ce1"/>
          <table:table-cell table:number-columns-repeated="3" table:style-name="ce78"/>
          <table:table-cell table:number-columns-repeated="3" table:style-name="ce1"/>
          <table:table-cell table:number-columns-repeated="3" table:style-name="ce83"/>
          <table:table-cell table:style-name="ce93"/>
          <table:table-cell table:number-columns-repeated="7" table:style-name="ce83"/>
          <table:table-cell table:style-name="ce84"/>
          <table:table-cell table:style-name="ce85"/>
          <table:table-cell table:number-columns-repeated="3" table:style-name="ce83"/>
          <table:table-cell table:number-columns-repeated="6" table:style-name="ce78"/>
          <table:table-cell table:number-columns-repeated="16355" table:style-name="ce1"/>
        </table:table-row>
        <table:table-row table:style-name="ro7">
          <table:table-cell table:style-name="ce1"/>
          <table:table-cell table:number-columns-repeated="5" table:style-name="ce78"/>
          <table:table-cell office:value-type="string" table:style-name="ce88">
            <text:p><text:s/></text:p>
          </table:table-cell>
          <table:table-cell table:style-name="ce83"/>
          <table:table-cell table:number-columns-repeated="2" table:style-name="ce84"/>
          <table:table-cell table:number-columns-repeated="8" table:style-name="ce85"/>
          <table:table-cell table:style-name="ce94"/>
          <table:table-cell office:value-type="date" office:date-value="2021-01-01T00:00:00" table:style-name="ce94">
            <text:p>Jan-21</text:p>
          </table:table-cell>
          <table:table-cell office:value-type="date" office:date-value="2021-02-01T00:00:00" table:style-name="ce95">
            <text:p>Feb-21</text:p>
          </table:table-cell>
          <table:table-cell office:value-type="date" office:date-value="2021-03-01T00:00:00" table:style-name="ce95">
            <text:p>Mar-21</text:p>
          </table:table-cell>
          <table:table-cell office:value-type="date" office:date-value="2021-04-01T00:00:00" table:style-name="ce95">
            <text:p>Apr-21</text:p>
          </table:table-cell>
          <table:table-cell office:value-type="date" office:date-value="2021-05-01T00:00:00" table:style-name="ce95">
            <text:p>May-21</text:p>
          </table:table-cell>
          <table:table-cell office:value-type="date" office:date-value="2021-06-01T00:00:00" table:style-name="ce95">
            <text:p>Jun-21</text:p>
          </table:table-cell>
          <table:table-cell office:value-type="date" office:date-value="2021-07-01T00:00:00" table:style-name="ce95">
            <text:p>Jul-21</text:p>
          </table:table-cell>
          <table:table-cell office:value-type="date" office:date-value="2021-08-01T00:00:00" table:style-name="ce95">
            <text:p>Aug-21</text:p>
          </table:table-cell>
          <table:table-cell office:value-type="date" office:date-value="2021-09-01T00:00:00" table:style-name="ce95">
            <text:p>Sep-21</text:p>
          </table:table-cell>
          <table:table-cell table:style-name="ce78"/>
          <table:table-cell table:number-columns-repeated="16355" table:style-name="ce1"/>
        </table:table-row>
        <table:table-row table:style-name="ro7">
          <table:table-cell table:style-name="ce1"/>
          <table:table-cell table:number-columns-repeated="3" table:style-name="ce78"/>
          <table:table-cell table:number-columns-repeated="4" table:style-name="ce1"/>
          <table:table-cell table:number-columns-repeated="7" table:style-name="ce88"/>
          <table:table-cell office:value-type="float" office:value="51111" table:style-name="ce78">
            <text:p>51111</text:p>
          </table:table-cell>
          <table:table-cell office:value-type="string" table:style-name="ce96">
            <text:p>Primas de seguros</text:p>
          </table:table-cell>
          <table:table-cell table:style-name="ce79"/>
          <table:table-cell table:style-name="ce97"/>
          <table:table-cell office:value-type="float" office:value="320.11" table:formula="of:=+[.T28]" table:style-name="ce98">
            <text:p>320.11</text:p>
          </table:table-cell>
          <table:table-cell office:value-type="float" office:value="320.11" table:formula="of:=+[.U28]" table:style-name="ce98">
            <text:p>320.11</text:p>
          </table:table-cell>
          <table:table-cell office:value-type="float" office:value="320.11" table:formula="of:=+[.V28]" table:style-name="ce98">
            <text:p>320.11</text:p>
          </table:table-cell>
          <table:table-cell office:value-type="float" office:value="331" table:formula="of:=+[.W28]+[.W29]" table:style-name="ce98">
            <text:p>331.00</text:p>
          </table:table-cell>
          <table:table-cell office:value-type="float" office:value="341.71" table:formula="of:=+[.X28]+[.X29]" table:style-name="ce98">
            <text:p>341.71</text:p>
          </table:table-cell>
          <table:table-cell office:value-type="float" office:value="341.71" table:formula="of:=+[.Y28]+[.Y29]" table:style-name="ce98">
            <text:p>341.71</text:p>
          </table:table-cell>
          <table:table-cell office:value-type="float" office:value="341.71" table:formula="of:=+[.Z28]+[.Z29]" table:style-name="ce98">
            <text:p>341.71</text:p>
          </table:table-cell>
          <table:table-cell office:value-type="float" office:value="341.71" table:formula="of:=+[.AA28]+[.AA29]" table:style-name="ce98">
            <text:p>341.71</text:p>
          </table:table-cell>
          <table:table-cell office:value-type="float" office:value="341.71" table:formula="of:=+[.AB28]+[.AB29]" table:style-name="ce98">
            <text:p>341.71</text:p>
          </table:table-cell>
          <table:table-cell table:number-columns-repeated="10" table:style-name="ce88"/>
          <table:table-cell table:number-columns-repeated="16346" table:style-name="ce1"/>
        </table:table-row>
        <table:table-row table:style-name="ro7">
          <table:table-cell table:style-name="ce1"/>
          <table:table-cell table:number-columns-repeated="3" table:style-name="ce78"/>
          <table:table-cell table:number-columns-repeated="3" table:style-name="ce1"/>
          <table:table-cell table:style-name="ce78"/>
          <table:table-cell table:style-name="ce88"/>
          <table:table-cell table:style-name="ce1"/>
          <table:table-cell table:number-columns-repeated="5" table:style-name="ce88"/>
          <table:table-cell office:value-type="float" office:value="521235" table:style-name="ce78">
            <text:p>521235</text:p>
          </table:table-cell>
          <table:table-cell office:value-type="string" table:style-name="ce78">
            <text:p>Primas de seguros vehiculos</text:p>
          </table:table-cell>
          <table:table-cell table:style-name="ce99"/>
          <table:table-cell table:style-name="ce97"/>
          <table:table-cell office:value-type="float" office:value="311.54000000000002" table:formula="of:=+[.T9]+[.T13]+[.T17]+[.T21]" table:style-name="ce98">
            <text:p>311.54</text:p>
          </table:table-cell>
          <table:table-cell office:value-type="float" office:value="295.96999999999997" table:formula="of:=+[.U9]+[.U13]+[.U17]+[.U21]+[.U10]+[.U18]" table:style-name="ce98">
            <text:p>295.97</text:p>
          </table:table-cell>
          <table:table-cell office:value-type="float" office:value="285.38" table:formula="of:=+[.V9]+[.V13]+[.V17]+[.V21]+[.V10]+[.V18]+[.V14]" table:style-name="ce98">
            <text:p>285.38</text:p>
          </table:table-cell>
          <table:table-cell office:value-type="float" office:value="285.38" table:formula="of:=+[.W9]+[.W13]+[.W17]+[.W21]+[.W10]+[.W18]+[.W14]" table:style-name="ce98">
            <text:p>285.38</text:p>
          </table:table-cell>
          <table:table-cell office:value-type="float" office:value="285.38" table:formula="of:=+[.X9]+[.X13]+[.X17]+[.X21]+[.X10]+[.X18]+[.X14]" table:style-name="ce98">
            <text:p>285.38</text:p>
          </table:table-cell>
          <table:table-cell office:value-type="float" office:value="285.38" table:formula="of:=+[.Y9]+[.Y13]+[.Y17]+[.Y21]+[.Y10]+[.Y18]+[.Y14]" table:style-name="ce98">
            <text:p>285.38</text:p>
          </table:table-cell>
          <table:table-cell office:value-type="float" office:value="285.38" table:formula="of:=+[.Z9]+[.Z13]+[.Z17]+[.Z21]+[.Z10]+[.Z18]+[.Z14]" table:style-name="ce98">
            <text:p>285.38</text:p>
          </table:table-cell>
          <table:table-cell office:value-type="float" office:value="285.38" table:formula="of:=+[.AA9]+[.AA13]+[.AA17]+[.AA21]+[.AA10]+[.AA18]+[.AA14]" table:style-name="ce98">
            <text:p>285.38</text:p>
          </table:table-cell>
          <table:table-cell office:value-type="float" office:value="285.38" table:formula="of:=+[.AB9]+[.AB13]+[.AB17]+[.AB21]+[.AB10]+[.AB18]+[.AB14]" table:style-name="ce98">
            <text:p>285.38</text:p>
          </table:table-cell>
          <table:table-cell table:number-columns-repeated="10" table:style-name="ce88"/>
          <table:table-cell table:number-columns-repeated="16346" table:style-name="ce1"/>
        </table:table-row>
        <table:table-row table:style-name="ro7">
          <table:table-cell table:style-name="ce1"/>
          <table:table-cell table:number-columns-repeated="3" table:style-name="ce78"/>
          <table:table-cell table:number-columns-repeated="3" table:style-name="ce1"/>
          <table:table-cell table:style-name="ce78"/>
          <table:table-cell table:style-name="ce88"/>
          <table:table-cell table:style-name="ce1"/>
          <table:table-cell table:number-columns-repeated="5" table:style-name="ce88"/>
          <table:table-cell office:value-type="float" office:value="521236" table:style-name="ce78">
            <text:p>521236</text:p>
          </table:table-cell>
          <table:table-cell office:value-type="string" table:style-name="ce78">
            <text:p>Primas de seguros acciont</text:p>
          </table:table-cell>
          <table:table-cell table:style-name="ce99"/>
          <table:table-cell table:style-name="ce97"/>
          <table:table-cell office:value-type="float" office:value="905.78" table:formula="of:=+[.T24]+[.T32]" table:style-name="ce100">
            <text:p>905.78</text:p>
          </table:table-cell>
          <table:table-cell office:value-type="float" office:value="905.78" table:formula="of:=+[.U24]+[.U32]" table:style-name="ce100">
            <text:p>905.78</text:p>
          </table:table-cell>
          <table:table-cell office:value-type="float" office:value="905.78" table:formula="of:=+[.V24]+[.V32]" table:style-name="ce100">
            <text:p>905.78</text:p>
          </table:table-cell>
          <table:table-cell office:value-type="float" office:value="951.72" table:formula="of:=+[.W24]+[.W25]+[.W33]" table:style-name="ce100">
            <text:p>951.72</text:p>
          </table:table-cell>
          <table:table-cell office:value-type="float" office:value="969.58999999999992" table:formula="of:=+[.X24]+[.X25]+[.X33]" table:style-name="ce100">
            <text:p>969.59</text:p>
          </table:table-cell>
          <table:table-cell office:value-type="float" office:value="969.58999999999992" table:formula="of:=+[.Y24]+[.Y25]+[.Y33]" table:style-name="ce100">
            <text:p>969.59</text:p>
          </table:table-cell>
          <table:table-cell office:value-type="float" office:value="969.58999999999992" table:formula="of:=+[.Z24]+[.Z25]+[.Z33]" table:style-name="ce100">
            <text:p>969.59</text:p>
          </table:table-cell>
          <table:table-cell office:value-type="float" office:value="969.58999999999992" table:formula="of:=+[.AA24]+[.AA25]+[.AA33]" table:style-name="ce100">
            <text:p>969.59</text:p>
          </table:table-cell>
          <table:table-cell office:value-type="float" office:value="969.58999999999992" table:formula="of:=+[.AB24]+[.AB25]+[.AB33]" table:style-name="ce100">
            <text:p>969.59</text:p>
          </table:table-cell>
          <table:table-cell table:number-columns-repeated="10" table:style-name="ce88"/>
          <table:table-cell table:number-columns-repeated="16346" table:style-name="ce1"/>
        </table:table-row>
        <table:table-row table:style-name="ro7">
          <table:table-cell table:style-name="ce1"/>
          <table:table-cell table:number-columns-repeated="3" table:style-name="ce78"/>
          <table:table-cell table:number-columns-repeated="3" table:style-name="ce1"/>
          <table:table-cell table:style-name="ce78"/>
          <table:table-cell table:number-columns-repeated="7" table:style-name="ce88"/>
          <table:table-cell office:value-type="float" office:value="1141" table:style-name="ce78">
            <text:p>1141</text:p>
          </table:table-cell>
          <table:table-cell office:value-type="string" table:style-name="ce78">
            <text:p>Seguros anticip.</text:p>
          </table:table-cell>
          <table:table-cell table:style-name="ce99"/>
          <table:table-cell table:style-name="ce97"/>
          <table:table-cell office:value-type="float" office:value="1537.43" table:formula="of:=SUM([.T44:.T46])" table:style-name="ce98">
            <text:p>1,537.43</text:p>
          </table:table-cell>
          <table:table-cell office:value-type="float" office:value="1521.86" table:formula="of:=SUM([.U44:.U46])" table:style-name="ce98">
            <text:p>1,521.86</text:p>
          </table:table-cell>
          <table:table-cell office:value-type="float" office:value="1511.27" table:formula="of:=SUM([.V44:.V46])" table:style-name="ce98">
            <text:p>1,511.27</text:p>
          </table:table-cell>
          <table:table-cell office:value-type="float" office:value="1568.1" table:formula="of:=SUM([.W44:.W46])" table:style-name="ce98">
            <text:p>1,568.10</text:p>
          </table:table-cell>
          <table:table-cell office:value-type="float" office:value="1596.6799999999998" table:formula="of:=SUM([.X44:.X46])" table:style-name="ce98">
            <text:p>1,596.68</text:p>
          </table:table-cell>
          <table:table-cell office:value-type="float" office:value="1596.6799999999998" table:formula="of:=SUM([.Y44:.Y46])" table:style-name="ce98">
            <text:p>1,596.68</text:p>
          </table:table-cell>
          <table:table-cell office:value-type="float" office:value="1596.6799999999998" table:formula="of:=SUM([.Z44:.Z46])" table:style-name="ce98">
            <text:p>1,596.68</text:p>
          </table:table-cell>
          <table:table-cell office:value-type="float" office:value="1596.6799999999998" table:formula="of:=SUM([.AA44:.AA46])" table:style-name="ce98">
            <text:p>1,596.68</text:p>
          </table:table-cell>
          <table:table-cell office:value-type="float" office:value="1596.6799999999998" table:formula="of:=SUM([.AB44:.AB46])" table:style-name="ce98">
            <text:p>1,596.68</text:p>
          </table:table-cell>
          <table:table-cell table:number-columns-repeated="10" table:style-name="ce88"/>
          <table:table-cell table:number-columns-repeated="16346" table:style-name="ce1"/>
        </table:table-row>
        <table:table-row table:style-name="ro2">
          <table:table-cell table:style-name="ce1"/>
          <table:table-cell table:number-columns-repeated="5" table:style-name="ce78"/>
          <table:table-cell table:style-name="ce99"/>
          <table:table-cell table:style-name="ce78"/>
          <table:table-cell table:number-columns-repeated="11" table:style-name="ce88"/>
          <table:table-cell office:value-type="string" table:style-name="ce88">
            <text:p><text:s text:c="2"/></text:p>
          </table:table-cell>
          <table:table-cell table:number-columns-repeated="18" table:style-name="ce88"/>
          <table:table-cell table:number-columns-repeated="16346" table:style-name="ce1"/>
        </table:table-row>
        <table:table-row table:style-name="ro2">
          <table:table-cell table:number-columns-repeated="6"/>
          <table:table-cell table:style-name="ce101"/>
          <table:table-cell table:style-name="ce1"/>
          <table:table-cell table:number-columns-repeated="30" table:style-name="ce88"/>
          <table:table-cell table:number-columns-repeated="16346"/>
        </table:table-row>
        <table:table-row table:number-rows-repeated="104852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2" svg:font-family="Arial2"/>
    <style:font-face style:name="Arial1" svg:font-family="Arial1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20">
      <number:day/>
      <number:text>-</number:text>
      <number:month number:textual="true"/>
      <number:text>-</number:text>
      <number:year/>
    </number:date-style>
    <number:date-style style:name="N21">
      <number:day/>
      <number:text>-</number:text>
      <number:month number:textual="true"/>
    </number:date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/</number:text>
      <number:month number:style="long"/>
      <number:text>/</number:text>
      <number:year number:style="long"/>
    </number:date-style>
    <number:percentage-style style:name="N38">
      <number:number number:decimal-places="2" number:min-integer-digits="1"/>
      <number:text> %</number:text>
    </number:percentag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-</number:text>
      <number:month number:textual="true"/>
      <number:text>-</number:text>
      <number:year/>
    </number:date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percentage-style style:name="N42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1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Dara Macias</meta:initial-creator>
    <dc:creator>Stefy</dc:creator>
    <meta:creation-date>2020-10-19T12:23:50Z</meta:creation-date>
    <dc:date>2021-12-06T17:16:10Z</dc:date>
    <meta:editing-cycles>8</meta:editing-cycles>
    <meta:editing-duration>PT4377S</meta:editing-duration>
  </office:meta>
</office:document-meta>
</file>